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3.159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0.279cm"/>
    </style:style>
    <style:style style:name="co14" style:family="table-column">
      <style:table-column-properties fo:break-before="auto" style:column-width="4.251cm"/>
    </style:style>
    <style:style style:name="co15" style:family="table-column">
      <style:table-column-properties fo:break-before="auto" style:column-width="2.909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2.293cm"/>
    </style:style>
    <style:style style:name="co18" style:family="table-column">
      <style:table-column-properties fo:break-before="auto" style:column-width="1.706cm"/>
    </style:style>
    <style:style style:name="co19" style:family="table-column">
      <style:table-column-properties fo:break-before="auto" style:column-width="1.314cm"/>
    </style:style>
    <style:style style:name="co20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2" style:font-name-asian="Arial2" style:font-name-complex="Arial2"/>
    </style:style>
    <style:style style:name="ce3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 style:data-style-name="N60"/>
    <style:style style:name="ce6" style:family="table-cell" style:parent-style-name="Default" style:data-style-name="N154"/>
    <style:style style:name="ce7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7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6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7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8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4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8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8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6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7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ooc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4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3" office:value-type="string">
            <text:p>Icc(A)</text:p>
          </table:table-cell>
          <table:table-cell table:style-name="ce3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9909272227536">
            <text:p>18.99</text:p>
          </table:table-cell>
          <table:table-cell table:style-name="ce1" table:formula="oooc:=SUM([.N5:.N258])" office:value-type="float" office:value="8.8885504953497">
            <text:p>8.89</text:p>
          </table:table-cell>
          <table:table-cell table:style-name="ce1" table:formula="oooc:=SUM([.O5:.O258])" office:value-type="float" office:value="11.449782025">
            <text:p>11.45</text:p>
          </table:table-cell>
          <table:table-cell table:style-name="ce1" table:formula="oooc:=SUM([.P5:.P258])" office:value-type="float" office:value="4.15">
            <text:p>4.1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81.8386383386462">
            <text:p>81.84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550515123752">
            <text:p>10.55</text:p>
          </table:table-cell>
          <table:table-cell table:style-name="ce1" table:formula="oooc:=[.N2]/[.N1]" office:value-type="float" office:value="3.55542019813988">
            <text:p>3.56</text:p>
          </table:table-cell>
          <table:table-cell table:style-name="ce1" table:formula="oooc:=[.O2]/[.O1]" office:value-type="float" office:value="3.46963091666667">
            <text:p>3.47</text:p>
          </table:table-cell>
          <table:table-cell table:style-name="ce1" table:formula="oooc:=[.P2]/[.P1]" office:value-type="float" office:value="0.83">
            <text:p>0.8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3" office:value-type="string">
            <text:p>Icc(typ)</text:p>
          </table:table-cell>
          <table:table-cell table:style-name="ce3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table:style-name="ce2" office:value-type="string">
            <text:p><text:span text:style-name="T5">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O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OV</text:span><text:span text:style-name="T6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SOV</text:span><text:span text:style-name="T6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UnA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F121]*[.C121]" office:value-type="float" office:value="4">
            <text:p>4</text:p>
          </table:table-cell>
          <table:table-cell/>
          <table:table-cell table:formula="oooc:=[.F120]*0.4" office:value-type="float" office:value="0.8">
            <text:p>0.800</text:p>
          </table:table-cell>
          <table:table-cell/>
          <table:table-cell table:formula="oooc:=IF([.$C121]=[.H$1];[.$D121];0)" office:value-type="float" office:value="0">
            <text:p>0</text:p>
          </table:table-cell>
          <table:table-cell table:formula="oooc:=IF([.$C121]=[.I$1];[.$D121];0)" office:value-type="float" office:value="0">
            <text:p>0</text:p>
          </table:table-cell>
          <table:table-cell table:formula="oooc:=IF([.$C121]=[.J$1];[.$D121];0)" office:value-type="float" office:value="0">
            <text:p>0</text:p>
          </table:table-cell>
          <table:table-cell table:formula="oooc:=IF([.$C121]=[.K$1];[.$D121];0)" office:value-type="float" office:value="0">
            <text:p>0</text:p>
          </table:table-cell>
          <table:table-cell table:formula="oooc:=IF([.$C121]=[.L$1];[.$D121];0)" office:value-type="float" office:value="0">
            <text:p>0</text:p>
          </table:table-cell>
          <table:table-cell table:formula="oooc:=IF([.$C121]=[.M$1];[.$D121];0)" office:value-type="float" office:value="0">
            <text:p>0</text:p>
          </table:table-cell>
          <table:table-cell table:formula="oooc:=IF([.$C121]=[.N$1];[.$D121];0)" office:value-type="float" office:value="0">
            <text:p>0</text:p>
          </table:table-cell>
          <table:table-cell table:formula="oooc:=IF([.$C121]=[.O$1];[.$D121];0)" office:value-type="float" office:value="0">
            <text:p>0</text:p>
          </table:table-cell>
          <table:table-cell table:formula="oooc:=IF([.$C121]=[.P$1];[.$D121];0)" office:value-type="float" office:value="4">
            <text:p>4</text:p>
          </table:table-cell>
          <table:table-cell table:formula="oooc:=IF([.$C121]=[.Q$1];[.$D1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F122]*[.C122]" office:value-type="float" office:value="6.6">
            <text:p>6.6</text:p>
          </table:table-cell>
          <table:table-cell/>
          <table:table-cell table:formula="oooc:=[.F120]*1" office:value-type="float" office:value="2">
            <text:p>2.000</text:p>
          </table:table-cell>
          <table:table-cell/>
          <table:table-cell table:formula="oooc:=IF([.$C122]=[.H$1];[.$D122];0)" office:value-type="float" office:value="0">
            <text:p>0</text:p>
          </table:table-cell>
          <table:table-cell table:formula="oooc:=IF([.$C122]=[.I$1];[.$D122];0)" office:value-type="float" office:value="0">
            <text:p>0</text:p>
          </table:table-cell>
          <table:table-cell table:formula="oooc:=IF([.$C122]=[.J$1];[.$D122];0)" office:value-type="float" office:value="0">
            <text:p>0</text:p>
          </table:table-cell>
          <table:table-cell table:formula="oooc:=IF([.$C122]=[.K$1];[.$D122];0)" office:value-type="float" office:value="0">
            <text:p>0</text:p>
          </table:table-cell>
          <table:table-cell table:formula="oooc:=IF([.$C122]=[.L$1];[.$D122];0)" office:value-type="float" office:value="0">
            <text:p>0</text:p>
          </table:table-cell>
          <table:table-cell table:formula="oooc:=IF([.$C122]=[.M$1];[.$D122];0)" office:value-type="float" office:value="0">
            <text:p>0</text:p>
          </table:table-cell>
          <table:table-cell table:formula="oooc:=IF([.$C122]=[.N$1];[.$D122];0)" office:value-type="float" office:value="0">
            <text:p>0</text:p>
          </table:table-cell>
          <table:table-cell table:formula="oooc:=IF([.$C122]=[.O$1];[.$D122];0)" office:value-type="float" office:value="6.6">
            <text:p>6.6</text:p>
          </table:table-cell>
          <table:table-cell table:formula="oooc:=IF([.$C122]=[.P$1];[.$D122];0)" office:value-type="float" office:value="0">
            <text:p>0</text:p>
          </table:table-cell>
          <table:table-cell table:formula="oooc:=IF([.$C122]=[.Q$1];[.$D1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F123]*[.C123]" office:value-type="float" office:value="1.25">
            <text:p>1.25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3]=[.H$1];[.$D123];0)" office:value-type="float" office:value="0">
            <text:p>0</text:p>
          </table:table-cell>
          <table:table-cell table:formula="oooc:=IF([.$C123]=[.I$1];[.$D123];0)" office:value-type="float" office:value="0">
            <text:p>0</text:p>
          </table:table-cell>
          <table:table-cell table:formula="oooc:=IF([.$C123]=[.J$1];[.$D123];0)" office:value-type="float" office:value="0">
            <text:p>0</text:p>
          </table:table-cell>
          <table:table-cell table:formula="oooc:=IF([.$C123]=[.K$1];[.$D123];0)" office:value-type="float" office:value="0">
            <text:p>0</text:p>
          </table:table-cell>
          <table:table-cell table:formula="oooc:=IF([.$C123]=[.L$1];[.$D123];0)" office:value-type="float" office:value="0">
            <text:p>0</text:p>
          </table:table-cell>
          <table:table-cell table:formula="oooc:=IF([.$C123]=[.M$1];[.$D123];0)" office:value-type="float" office:value="0">
            <text:p>0</text:p>
          </table:table-cell>
          <table:table-cell table:formula="oooc:=IF([.$C123]=[.N$1];[.$D123];0)" office:value-type="float" office:value="1.25">
            <text:p>1.25</text:p>
          </table:table-cell>
          <table:table-cell table:formula="oooc:=IF([.$C123]=[.O$1];[.$D123];0)" office:value-type="float" office:value="0">
            <text:p>0</text:p>
          </table:table-cell>
          <table:table-cell table:formula="oooc:=IF([.$C123]=[.P$1];[.$D123];0)" office:value-type="float" office:value="0">
            <text:p>0</text:p>
          </table:table-cell>
          <table:table-cell table:formula="oooc:=IF([.$C123]=[.Q$1];[.$D1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24]*[.C124]" office:value-type="float" office:value="0.9">
            <text:p>0.9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4]=[.H$1];[.$D124];0)" office:value-type="float" office:value="0">
            <text:p>0</text:p>
          </table:table-cell>
          <table:table-cell table:formula="oooc:=IF([.$C124]=[.I$1];[.$D124];0)" office:value-type="float" office:value="0">
            <text:p>0</text:p>
          </table:table-cell>
          <table:table-cell table:formula="oooc:=IF([.$C124]=[.J$1];[.$D124];0)" office:value-type="float" office:value="0">
            <text:p>0</text:p>
          </table:table-cell>
          <table:table-cell table:formula="oooc:=IF([.$C124]=[.K$1];[.$D124];0)" office:value-type="float" office:value="0">
            <text:p>0</text:p>
          </table:table-cell>
          <table:table-cell table:formula="oooc:=IF([.$C124]=[.L$1];[.$D124];0)" office:value-type="float" office:value="0">
            <text:p>0</text:p>
          </table:table-cell>
          <table:table-cell table:formula="oooc:=IF([.$C124]=[.M$1];[.$D124];0)" office:value-type="float" office:value="0.9">
            <text:p>0.9</text:p>
          </table:table-cell>
          <table:table-cell table:formula="oooc:=IF([.$C124]=[.N$1];[.$D124];0)" office:value-type="float" office:value="0">
            <text:p>0</text:p>
          </table:table-cell>
          <table:table-cell table:formula="oooc:=IF([.$C124]=[.O$1];[.$D124];0)" office:value-type="float" office:value="0">
            <text:p>0</text:p>
          </table:table-cell>
          <table:table-cell table:formula="oooc:=IF([.$C124]=[.P$1];[.$D124];0)" office:value-type="float" office:value="0">
            <text:p>0</text:p>
          </table:table-cell>
          <table:table-cell table:formula="oooc:=IF([.$C124]=[.Q$1];[.$D12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Voltage</text:p>
          </table:table-cell>
          <table:table-cell table:formula="oooc:=[Load.H1]" office:value-type="float" office:value="0.75">
            <text:p>0.75</text:p>
          </table:table-cell>
          <table:table-cell table:formula="oooc:=[Load.I1]" office:value-type="float" office:value="0.9">
            <text:p>0.9</text:p>
          </table:table-cell>
          <table:table-cell table:formula="oooc:=[Load.J1]" office:value-type="float" office:value="1">
            <text:p>1</text:p>
          </table:table-cell>
          <table:table-cell table:formula="oooc:=[Load.K1]" office:value-type="float" office:value="1.2">
            <text:p>1.2</text:p>
          </table:table-cell>
          <table:table-cell table:formula="oooc:=[Load.L1]" office:value-type="float" office:value="1.5">
            <text:p>1.5</text:p>
          </table:table-cell>
          <table:table-cell table:formula="oooc:=[Load.M1]" office:value-type="float" office:value="1.8">
            <text:p>1.8</text:p>
          </table:table-cell>
          <table:table-cell table:formula="oooc:=[Load.N1]" office:value-type="float" office:value="2.5">
            <text:p>2.5</text:p>
          </table:table-cell>
          <table:table-cell table:formula="oooc:=[Load.O1]" office:value-type="float" office:value="3.3">
            <text:p>3.3</text:p>
          </table:table-cell>
          <table:table-cell table:formula="oooc:=[Load.P1]" office:value-type="float" office:value="5">
            <text:p>5</text:p>
          </table:table-cell>
          <table:table-cell table:formula="oooc:=[Load.Q1]" office:value-type="float" office:value="12">
            <text:p>12</text:p>
          </table:table-cell>
          <table:table-cell office:value-type="string">
            <text:p>Total Pow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urrent</text:p>
          </table:table-cell>
          <table:table-cell table:formula="oooc:=[Load.H3]" office:value-type="float" office:value="1.14">
            <text:p>1.14</text:p>
          </table:table-cell>
          <table:table-cell table:formula="oooc:=[Load.I3]" office:value-type="float" office:value="1.872">
            <text:p>1.87</text:p>
          </table:table-cell>
          <table:table-cell table:formula="oooc:=[Load.J3]" office:value-type="float" office:value="26.7879156455429">
            <text:p>26.79</text:p>
          </table:table-cell>
          <table:table-cell table:formula="oooc:=[Load.K3]" office:value-type="float" office:value="0.490666666666667">
            <text:p>0.49</text:p>
          </table:table-cell>
          <table:table-cell table:formula="oooc:=[Load.L3]" office:value-type="float" office:value="5.6285753">
            <text:p>5.63</text:p>
          </table:table-cell>
          <table:table-cell table:formula="oooc:=[Load.M3]" office:value-type="float" office:value="10.550515123752">
            <text:p>10.55</text:p>
          </table:table-cell>
          <table:table-cell table:formula="oooc:=[Load.N3]" office:value-type="float" office:value="3.55542019813988">
            <text:p>3.56</text:p>
          </table:table-cell>
          <table:table-cell table:formula="oooc:=[Load.O3]" office:value-type="float" office:value="3.46963091666667">
            <text:p>3.47</text:p>
          </table:table-cell>
          <table:table-cell table:formula="oooc:=[Load.P3]" office:value-type="float" office:value="0.83">
            <text:p>0.83</text:p>
          </table:table-cell>
          <table:table-cell table:formula="oooc:=[Load.Q3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Load Power</text:p>
          </table:table-cell>
          <table:table-cell table:formula="oooc:=[.D2]*[.D1]" office:value-type="float" office:value="0.855">
            <text:p>0.86</text:p>
          </table:table-cell>
          <table:table-cell table:formula="oooc:=[.E2]*[.E1]" office:value-type="float" office:value="1.6848">
            <text:p>1.68</text:p>
          </table:table-cell>
          <table:table-cell table:formula="oooc:=[.F2]*[.F1]" office:value-type="float" office:value="26.7879156455429">
            <text:p>26.79</text:p>
          </table:table-cell>
          <table:table-cell table:formula="oooc:=[.G2]*[.G1]" office:value-type="float" office:value="0.5888">
            <text:p>0.59</text:p>
          </table:table-cell>
          <table:table-cell table:formula="oooc:=[.H2]*[.H1]" office:value-type="float" office:value="8.44286295">
            <text:p>8.44</text:p>
          </table:table-cell>
          <table:table-cell table:formula="oooc:=[.I2]*[.I1]" office:value-type="float" office:value="18.9909272227536">
            <text:p>18.99</text:p>
          </table:table-cell>
          <table:table-cell table:formula="oooc:=[.J2]*[.J1]" office:value-type="float" office:value="8.8885504953497">
            <text:p>8.89</text:p>
          </table:table-cell>
          <table:table-cell table:formula="oooc:=[.K2]*[.K1]" office:value-type="float" office:value="11.449782025">
            <text:p>11.45</text:p>
          </table:table-cell>
          <table:table-cell table:formula="oooc:=[.L2]*[.L1]" office:value-type="float" office:value="4.15">
            <text:p>4.15</text:p>
          </table:table-cell>
          <table:table-cell table:formula="oooc:=[.M2]*[.M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 office:value-type="string">
            <text:p>Lin</text:p>
          </table:table-cell>
          <table:table-cell office:value-type="string">
            <text:p>Sw</text:p>
          </table:table-cell>
          <table:table-cell office:value-type="string">
            <text:p>Lin</text:p>
          </table:table-cell>
          <table:table-cell table:number-columns-repeated="3" office:value-type="string">
            <text:p>Sw</text:p>
          </table:table-cell>
          <table:table-cell table:number-columns-repeated="3" office:value-type="string">
            <text:p>PS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iciency</text:p>
          </table:table-cell>
          <table:table-cell table:formula="oooc:=IF([.D5]=&quot;Lin&quot;;([.D1]*[.D2]/([.D4]*[.D2]));IF([.D5]=&quot;Sw&quot;;0.9;IF([.D5]=&quot;PSU&quot;;1;0)))" office:value-type="float" office:value="0.5">
            <text:p>0.5</text:p>
          </table:table-cell>
          <table:table-cell table:formula="oooc:=IF([.E5]=&quot;Lin&quot;;([.E1]*[.E2]/([.E4]*[.E2]));IF([.E5]=&quot;Sw&quot;;0.9;IF([.E5]=&quot;PSU&quot;;1;0)))" office:value-type="float" office:value="0.5">
            <text:p>0.5</text:p>
          </table:table-cell>
          <table:table-cell table:formula="oooc:=IF([.F5]=&quot;Lin&quot;;([.F1]*[.F2]/([.F4]*[.F2]));IF([.F5]=&quot;Sw&quot;;0.9;IF([.F5]=&quot;PSU&quot;;1;0)))" office:value-type="float" office:value="0.9">
            <text:p>0.9</text:p>
          </table:table-cell>
          <table:table-cell table:formula="oooc:=IF([.G5]=&quot;Lin&quot;;([.G1]*[.G2]/([.G4]*[.G2]));IF([.G5]=&quot;Sw&quot;;0.9;IF([.G5]=&quot;PSU&quot;;1;0)))" office:value-type="float" office:value="0.666666666666667">
            <text:p>0.67</text:p>
          </table:table-cell>
          <table:table-cell table:formula="oooc:=IF([.H5]=&quot;Lin&quot;;([.H1]*[.H2]/([.H4]*[.H2]));IF([.H5]=&quot;Sw&quot;;0.9;IF([.H5]=&quot;PSU&quot;;1;0)))" office:value-type="float" office:value="0.9">
            <text:p>0.9</text:p>
          </table:table-cell>
          <table:table-cell table:formula="oooc:=IF([.I5]=&quot;Lin&quot;;([.I1]*[.I2]/([.I4]*[.I2]));IF([.I5]=&quot;Sw&quot;;0.9;IF([.I5]=&quot;PSU&quot;;1;0)))" office:value-type="float" office:value="0.9">
            <text:p>0.9</text:p>
          </table:table-cell>
          <table:table-cell table:formula="oooc:=IF([.J5]=&quot;Lin&quot;;([.J1]*[.J2]/([.J4]*[.J2]));IF([.J5]=&quot;Sw&quot;;0.9;IF([.J5]=&quot;PSU&quot;;1;0)))" office:value-type="float" office:value="0.9">
            <text:p>0.9</text:p>
          </table:table-cell>
          <table:table-cell table:formula="oooc:=IF([.K5]=&quot;Lin&quot;;([.K1]*[.K2]/([.K4]*[.K2]));IF([.K5]=&quot;Sw&quot;;0.9;IF([.K5]=&quot;PSU&quot;;1;0)))" office:value-type="float" office:value="1">
            <text:p>1</text:p>
          </table:table-cell>
          <table:table-cell table:formula="oooc:=IF([.L5]=&quot;Lin&quot;;([.L1]*[.L2]/([.L4]*[.L2]));IF([.L5]=&quot;Sw&quot;;0.9;IF([.L5]=&quot;PSU&quot;;1;0)))" office:value-type="float" office:value="1">
            <text:p>1</text:p>
          </table:table-cell>
          <table:table-cell table:formula="oooc:=IF([.M5]=&quot;Lin&quot;;([.M1]*[.M2]/([.M4]*[.M2]));IF([.M5]=&quot;Sw&quot;;0.9;IF([.M5]=&quot;PSU&quot;;1;0)))" office:value-type="float" office:value="1">
            <text:p>1</text:p>
          </table:table-cell>
          <table:table-cell table:number-columns-repeated="7"/>
          <table:table-cell office:value-type="string">
            <text:p>Vr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 Power</text:p>
          </table:table-cell>
          <table:table-cell table:formula="oooc:=[.D3]/[.D6]" office:value-type="float" office:value="1.71">
            <text:p>1.71</text:p>
          </table:table-cell>
          <table:table-cell table:formula="oooc:=[.E3]/[.E6]" office:value-type="float" office:value="3.3696">
            <text:p>3.37</text:p>
          </table:table-cell>
          <table:table-cell table:formula="oooc:=[.F3]/[.F6]" office:value-type="float" office:value="29.7643507172699">
            <text:p>29.76</text:p>
          </table:table-cell>
          <table:table-cell table:formula="oooc:=[.G3]/[.G6]" office:value-type="float" office:value="0.8832">
            <text:p>0.88</text:p>
          </table:table-cell>
          <table:table-cell table:formula="oooc:=[.H3]/[.H6]" office:value-type="float" office:value="9.38095883333333">
            <text:p>9.38</text:p>
          </table:table-cell>
          <table:table-cell table:formula="oooc:=[.I3]/[.I6]" office:value-type="float" office:value="21.101030247504">
            <text:p>21.1</text:p>
          </table:table-cell>
          <table:table-cell table:formula="oooc:=[.J3]/[.J6]" office:value-type="float" office:value="9.87616721705522">
            <text:p>9.88</text:p>
          </table:table-cell>
          <table:table-cell table:formula="oooc:=[.K3]/[.K6]" office:value-type="float" office:value="11.449782025">
            <text:p>11.45</text:p>
          </table:table-cell>
          <table:table-cell table:formula="oooc:=[.L3]/[.L6]" office:value-type="float" office:value="4.15">
            <text:p>4.15</text:p>
          </table:table-cell>
          <table:table-cell table:formula="oooc:=[.M3]/[.M6]" office:value-type="float" office:value="0">
            <text:p>0</text:p>
          </table:table-cell>
          <table:table-cell table:formula="oooc:=SUM([.D7:.M7])" office:value-type="float" office:value="91.6850890401625">
            <text:p>91.69</text:p>
          </table:table-cell>
          <table:table-cell table:number-columns-repeated="6"/>
          <table:table-cell office:value-type="float" office:value="2.56">
            <text:p>2.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 Current</text:p>
          </table:table-cell>
          <table:table-cell table:formula="oooc:=[.D7]/[.D4]" office:value-type="float" office:value="1.14">
            <text:p>1.14</text:p>
          </table:table-cell>
          <table:table-cell table:formula="oooc:=[.E7]/[.E4]" office:value-type="float" office:value="1.872">
            <text:p>1.87</text:p>
          </table:table-cell>
          <table:table-cell table:formula="oooc:=[.F7]/[.F4]" office:value-type="float" office:value="5.95287014345398">
            <text:p>5.95</text:p>
          </table:table-cell>
          <table:table-cell table:formula="oooc:=[.G7]/[.G4]" office:value-type="float" office:value="0.490666666666667">
            <text:p>0.49</text:p>
          </table:table-cell>
          <table:table-cell table:formula="oooc:=[.H7]/[.H4]" office:value-type="float" office:value="0.781746569444444">
            <text:p>0.78</text:p>
          </table:table-cell>
          <table:table-cell table:formula="oooc:=[.I7]/[.I4]" office:value-type="float" office:value="1.758419187292">
            <text:p>1.76</text:p>
          </table:table-cell>
          <table:table-cell table:formula="oooc:=[.J7]/[.J4]" office:value-type="float" office:value="0.823013934754602">
            <text:p>0.82</text:p>
          </table:table-cell>
          <table:table-cell table:formula="oooc:=[.K7]/[.K4]" office:value-type="float" office:value="3.46963091666667">
            <text:p>3.47</text:p>
          </table:table-cell>
          <table:table-cell table:formula="oooc:=[.L7]/[.L4]" office:value-type="float" office:value="0.83">
            <text:p>0.83</text:p>
          </table:table-cell>
          <table:table-cell table:formula="oooc:=[.M7]/[.M4]" office:value-type="float" office:value="0">
            <text:p>0</text:p>
          </table:table-cell>
          <table:table-cell table:number-columns-repeated="7"/>
          <table:table-cell office:value-type="string">
            <text:p>NOB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office:value-type="string">
            <text:p>Source Currents</text:p>
          </table:table-cell>
          <table:table-cell table:number-columns-repeated="10"/>
          <table:table-cell office:value-type="string">
            <text:p>Total currents</text:p>
          </table:table-cell>
          <table:table-cell office:value-type="string">
            <text:p>Warning</text:p>
          </table:table-cell>
          <table:table-cell office:value-type="string">
            <text:p>Rail Power</text:p>
          </table:table-cell>
          <table:table-cell table:formula="oooc:=[.A10]" office:value-type="string" office:string-value="Voltage">
            <text:p>Voltage</text:p>
          </table:table-cell>
          <table:table-cell office:value-type="string">
            <text:p>Current Sense R</text:p>
          </table:table-cell>
          <table:table-cell office:value-type="string">
            <text:p>Current Sense V</text:p>
          </table:table-cell>
          <table:table-cell office:value-type="string">
            <text:p>Current Sense P</text:p>
          </table:table-cell>
          <table:table-cell office:value-type="string">
            <text:p>Default ADC value</text:p>
          </table:table-cell>
          <table:table-cell office:value-type="string">
            <text:p>1 bit change</text:p>
          </table:table-cell>
          <table:table-cell office:value-type="string">
            <text:p>Series</text:p>
          </table:table-cell>
          <table:table-cell office:value-type="string">
            <text:p>Part Numb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ooc:=IF([.$A11]=[.D$4];[.D$8];IF([.$A11]=[.D$1];[.D$2];0))" office:value-type="float" office:value="0">
            <text:p>0</text:p>
          </table:table-cell>
          <table:table-cell table:formula="oooc:=IF([.$A11]=[.E$4];[.E$8];IF([.$A11]=[.E$1];[.E$2];0))" office:value-type="float" office:value="0">
            <text:p>0</text:p>
          </table:table-cell>
          <table:table-cell table:formula="oooc:=IF([.$A11]=[.F$4];[.F$8];IF([.$A11]=[.F$1];[.F$2];0))" office:value-type="float" office:value="0">
            <text:p>0</text:p>
          </table:table-cell>
          <table:table-cell table:formula="oooc:=IF([.$A11]=[.G$4];[.G$8];IF([.$A11]=[.G$1];[.G$2];0))" office:value-type="float" office:value="0">
            <text:p>0</text:p>
          </table:table-cell>
          <table:table-cell table:formula="oooc:=IF([.$A11]=[.H$4];[.H$8];IF([.$A11]=[.H$1];[.H$2];0))" office:value-type="float" office:value="0.781746569444444">
            <text:p>0.78</text:p>
          </table:table-cell>
          <table:table-cell table:formula="oooc:=IF([.$A11]=[.I$4];[.I$8];IF([.$A11]=[.I$1];[.I$2];0))" office:value-type="float" office:value="1.758419187292">
            <text:p>1.76</text:p>
          </table:table-cell>
          <table:table-cell table:formula="oooc:=IF([.$A11]=[.J$4];[.J$8];IF([.$A11]=[.J$1];[.J$2];0))" office:value-type="float" office:value="0.823013934754602">
            <text:p>0.82</text:p>
          </table:table-cell>
          <table:table-cell table:formula="oooc:=IF([.$A11]=[.K$4];[.K$8];IF([.$A11]=[.K$1];[.K$2];0))" office:value-type="float" office:value="0">
            <text:p>0</text:p>
          </table:table-cell>
          <table:table-cell table:formula="oooc:=IF([.$A11]=[.L$4];[.L$8];IF([.$A11]=[.L$1];[.L$2];0))" office:value-type="float" office:value="0">
            <text:p>0</text:p>
          </table:table-cell>
          <table:table-cell table:formula="oooc:=IF([.$A11]=[.M$4];[.M$8];IF([.$A11]=[.M$1];[.M$2];0))" office:value-type="float" office:value="0">
            <text:p>0</text:p>
          </table:table-cell>
          <table:table-cell table:formula="oooc:=SUM([.D11:.M11])" office:value-type="float" office:value="3.36317969149105">
            <text:p>3.36</text:p>
          </table:table-cell>
          <table:table-cell table:formula="oooc:=IF([.N11]&gt;[.B11];&quot;ERR&quot;;IF([.N11]&gt;0.75*[.B11];&quot;***&quot;;&quot;&quot;))">
            <text:p/>
          </table:table-cell>
          <table:table-cell table:formula="oooc:=[.N11]*[.A11]" office:value-type="float" office:value="40.3581562978926">
            <text:p>40.36</text:p>
          </table:table-cell>
          <table:table-cell table:formula="oooc:=[.A11]" office:value-type="float" office:value="12">
            <text:p>12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1]*[.R11]" office:value-type="float" office:value="0.0336317969149105">
            <text:p>3.36E-002</text:p>
          </table:table-cell>
          <table:table-cell table:formula="oooc:=[.S11]*[.N11]" office:value-type="float" office:value="0.113109776372578">
            <text:p>0.11</text:p>
          </table:table-cell>
          <table:table-cell table:formula="oooc:=INT(10*[.S11]/[.$U$7]*(2^[.$U$9]))" office:value-type="float" office:value="33">
            <text:p>33</text:p>
          </table:table-cell>
          <table:table-cell table:style-name="ce6" table:formula="oooc:=(1/(2^[.$U$9])*[.$U$7])/10/[.R11]" office:value-type="float" office:value="0.1">
            <text:p>1.0E-001</text:p>
          </table:table-cell>
          <table:table-cell table:formula="oooc:=IF([.T11]&gt;0.5;IF([.R11]&lt;0.01;&quot;WSL2512&quot;;&quot;WSL2816&quot;);IF([.T11]&gt;0.25;&quot;WSL2512&quot;;&quot;WSL2010&quot;))" office:value-type="string" office:string-value="WSL2010">
            <text:p>WSL2010</text:p>
          </table:table-cell>
          <table:table-cell table:formula="oooc:=CONCATENATE([.W11];IF([.R11]&lt;0.01;CONCATENATE(LEFT(TEXT([.R11];&quot;0.000E+000&quot;);1);&quot;L&quot;;MID(TEXT([.R11];&quot;0.000E+000&quot;);3;3));CONCATENATE(&quot;R0&quot;;LEFT(TEXT([.R11];&quot;0.000E+000&quot;);1);MID(TEXT([.R11];&quot;0.000E+000&quot;);3;2)));&quot;FEA&quot;)" office:value-type="string" office:string-value="WSL2010R0100FEA">
            <text:p>WSL2010R0100FE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ooc:=IF([.$A12]=[.D$4];[.D$8];IF([.$A12]=[.D$1];[.D$2];0))" office:value-type="float" office:value="0">
            <text:p>0</text:p>
          </table:table-cell>
          <table:table-cell table:formula="oooc:=IF([.$A12]=[.E$4];[.E$8];IF([.$A12]=[.E$1];[.E$2];0))" office:value-type="float" office:value="0">
            <text:p>0</text:p>
          </table:table-cell>
          <table:table-cell table:formula="oooc:=IF([.$A12]=[.F$4];[.F$8];IF([.$A12]=[.F$1];[.F$2];0))" office:value-type="float" office:value="5.95287014345398">
            <text:p>5.95</text:p>
          </table:table-cell>
          <table:table-cell table:formula="oooc:=IF([.$A12]=[.G$4];[.G$8];IF([.$A12]=[.G$1];[.G$2];0))" office:value-type="float" office:value="0">
            <text:p>0</text:p>
          </table:table-cell>
          <table:table-cell table:formula="oooc:=IF([.$A12]=[.H$4];[.H$8];IF([.$A12]=[.H$1];[.H$2];0))" office:value-type="float" office:value="0">
            <text:p>0</text:p>
          </table:table-cell>
          <table:table-cell table:formula="oooc:=IF([.$A12]=[.I$4];[.I$8];IF([.$A12]=[.I$1];[.I$2];0))" office:value-type="float" office:value="0">
            <text:p>0</text:p>
          </table:table-cell>
          <table:table-cell table:formula="oooc:=IF([.$A12]=[.J$4];[.J$8];IF([.$A12]=[.J$1];[.J$2];0))" office:value-type="float" office:value="0">
            <text:p>0</text:p>
          </table:table-cell>
          <table:table-cell table:formula="oooc:=IF([.$A12]=[.K$4];[.K$8];IF([.$A12]=[.K$1];[.K$2];0))" office:value-type="float" office:value="0">
            <text:p>0</text:p>
          </table:table-cell>
          <table:table-cell table:formula="oooc:=IF([.$A12]=[.L$4];[.L$8];IF([.$A12]=[.L$1];[.L$2];0))" office:value-type="float" office:value="0.83">
            <text:p>0.83</text:p>
          </table:table-cell>
          <table:table-cell table:formula="oooc:=IF([.$A12]=[.M$4];[.M$8];IF([.$A12]=[.M$1];[.M$2];0))" office:value-type="float" office:value="0">
            <text:p>0</text:p>
          </table:table-cell>
          <table:table-cell table:formula="oooc:=SUM([.D12:.M12])" office:value-type="float" office:value="6.78287014345398">
            <text:p>6.78</text:p>
          </table:table-cell>
          <table:table-cell table:formula="oooc:=IF([.N12]&gt;[.B12];&quot;ERR&quot;;IF([.N12]&gt;0.75*[.B12];&quot;***&quot;;&quot;&quot;))">
            <text:p/>
          </table:table-cell>
          <table:table-cell table:formula="oooc:=[.N12]*[.A12]" office:value-type="float" office:value="33.9143507172699">
            <text:p>33.91</text:p>
          </table:table-cell>
          <table:table-cell table:formula="oooc:=[.A12]" office:value-type="float" office:value="5">
            <text:p>5</text:p>
          </table:table-cell>
          <table:table-cell table:style-name="ce5" office:value-type="float" office:value="0.0047">
            <text:p>4.70E-003</text:p>
          </table:table-cell>
          <table:table-cell table:style-name="ce5" table:formula="oooc:=[.N12]*[.R12]" office:value-type="float" office:value="0.0318794896742337">
            <text:p>3.19E-002</text:p>
          </table:table-cell>
          <table:table-cell table:formula="oooc:=[.S12]*[.N12]" office:value-type="float" office:value="0.216234438699909">
            <text:p>0.22</text:p>
          </table:table-cell>
          <table:table-cell table:formula="oooc:=INT(10*[.S12]/[.$U$7]*(2^[.$U$9]))" office:value-type="float" office:value="31">
            <text:p>31</text:p>
          </table:table-cell>
          <table:table-cell table:style-name="ce6" table:formula="oooc:=(1/(2^[.$U$9])*[.$U$7])/10/[.R12]" office:value-type="float" office:value="0.212765957446808">
            <text:p>2.1E-001</text:p>
          </table:table-cell>
          <table:table-cell table:formula="oooc:=IF([.T12]&gt;0.5;IF([.R12]&lt;0.01;&quot;WSL2512&quot;;&quot;WSL2816&quot;);IF([.T12]&gt;0.25;&quot;WSL2512&quot;;&quot;WSL2010&quot;))" office:value-type="string" office:string-value="WSL2010">
            <text:p>WSL2010</text:p>
          </table:table-cell>
          <table:table-cell table:formula="oooc:=CONCATENATE([.W12];IF([.R12]&lt;0.01;CONCATENATE(LEFT(TEXT([.R12];&quot;0.000E+000&quot;);1);&quot;L&quot;;MID(TEXT([.R12];&quot;0.000E+000&quot;);3;3));CONCATENATE(&quot;R0&quot;;LEFT(TEXT([.R12];&quot;0.000E+000&quot;);1);MID(TEXT([.R12];&quot;0.000E+000&quot;);3;2)));&quot;FEA&quot;)" office:value-type="string" office:string-value="WSL20104L700FEA">
            <text:p>WSL20104L700FEA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/>
          <table:table-cell table:formula="oooc:=IF([.$A13]=[.D$4];[.D$8];IF([.$A13]=[.D$1];[.D$2];0))" office:value-type="float" office:value="0">
            <text:p>0</text:p>
          </table:table-cell>
          <table:table-cell table:formula="oooc:=IF([.$A13]=[.E$4];[.E$8];IF([.$A13]=[.E$1];[.E$2];0))" office:value-type="float" office:value="0">
            <text:p>0</text:p>
          </table:table-cell>
          <table:table-cell table:formula="oooc:=IF([.$A13]=[.F$4];[.F$8];IF([.$A13]=[.F$1];[.F$2];0))" office:value-type="float" office:value="0">
            <text:p>0</text:p>
          </table:table-cell>
          <table:table-cell table:formula="oooc:=IF([.$A13]=[.G$4];[.G$8];IF([.$A13]=[.G$1];[.G$2];0))" office:value-type="float" office:value="0">
            <text:p>0</text:p>
          </table:table-cell>
          <table:table-cell table:formula="oooc:=IF([.$A13]=[.H$4];[.H$8];IF([.$A13]=[.H$1];[.H$2];0))" office:value-type="float" office:value="0">
            <text:p>0</text:p>
          </table:table-cell>
          <table:table-cell table:formula="oooc:=IF([.$A13]=[.I$4];[.I$8];IF([.$A13]=[.I$1];[.I$2];0))" office:value-type="float" office:value="0">
            <text:p>0</text:p>
          </table:table-cell>
          <table:table-cell table:formula="oooc:=IF([.$A13]=[.J$4];[.J$8];IF([.$A13]=[.J$1];[.J$2];0))" office:value-type="float" office:value="0">
            <text:p>0</text:p>
          </table:table-cell>
          <table:table-cell table:formula="oooc:=IF([.$A13]=[.K$4];[.K$8];IF([.$A13]=[.K$1];[.K$2];0))" office:value-type="float" office:value="3.46963091666667">
            <text:p>3.47</text:p>
          </table:table-cell>
          <table:table-cell table:formula="oooc:=IF([.$A13]=[.L$4];[.L$8];IF([.$A13]=[.L$1];[.L$2];0))" office:value-type="float" office:value="0">
            <text:p>0</text:p>
          </table:table-cell>
          <table:table-cell table:formula="oooc:=IF([.$A13]=[.M$4];[.M$8];IF([.$A13]=[.M$1];[.M$2];0))" office:value-type="float" office:value="0">
            <text:p>0</text:p>
          </table:table-cell>
          <table:table-cell table:formula="oooc:=SUM([.D13:.M13])" office:value-type="float" office:value="3.46963091666667">
            <text:p>3.47</text:p>
          </table:table-cell>
          <table:table-cell table:formula="oooc:=IF([.N13]&gt;[.B13];&quot;ERR&quot;;IF([.N13]&gt;0.75*[.B13];&quot;***&quot;;&quot;&quot;))">
            <text:p/>
          </table:table-cell>
          <table:table-cell table:formula="oooc:=[.N13]*[.A13]" office:value-type="float" office:value="11.449782025">
            <text:p>11.45</text:p>
          </table:table-cell>
          <table:table-cell table:formula="oooc:=[.A13]" office:value-type="float" office:value="3.3">
            <text:p>3.3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3]*[.R13]" office:value-type="float" office:value="0.0346963091666667">
            <text:p>3.47E-002</text:p>
          </table:table-cell>
          <table:table-cell table:formula="oooc:=[.S13]*[.N13]" office:value-type="float" office:value="0.120383386978892">
            <text:p>0.12</text:p>
          </table:table-cell>
          <table:table-cell table:formula="oooc:=INT(10*[.S13]/[.$U$7]*(2^[.$U$9]))" office:value-type="float" office:value="34">
            <text:p>34</text:p>
          </table:table-cell>
          <table:table-cell table:style-name="ce6" table:formula="oooc:=(1/(2^[.$U$9])*[.$U$7])/10/[.R13]" office:value-type="float" office:value="0.1">
            <text:p>1.0E-001</text:p>
          </table:table-cell>
          <table:table-cell table:formula="oooc:=IF([.T13]&gt;0.5;IF([.R13]&lt;0.01;&quot;WSL2512&quot;;&quot;WSL2816&quot;);IF([.T13]&gt;0.25;&quot;WSL2512&quot;;&quot;WSL2010&quot;))" office:value-type="string" office:string-value="WSL2010">
            <text:p>WSL2010</text:p>
          </table:table-cell>
          <table:table-cell table:formula="oooc:=CONCATENATE([.W13];IF([.R13]&lt;0.01;CONCATENATE(LEFT(TEXT([.R13];&quot;0.000E+000&quot;);1);&quot;L&quot;;MID(TEXT([.R13];&quot;0.000E+000&quot;);3;3));CONCATENATE(&quot;R0&quot;;LEFT(TEXT([.R13];&quot;0.000E+000&quot;);1);MID(TEXT([.R13];&quot;0.000E+000&quot;);3;2)));&quot;FEA&quot;)" office:value-type="string" office:string-value="WSL2010R0100FEA">
            <text:p>WSL2010R0100FEA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/>
          <table:table-cell table:formula="oooc:=IF([.$A14]=[.D$4];[.D$8];IF([.$A14]=[.D$1];[.D$2];0))" office:value-type="float" office:value="0">
            <text:p>0</text:p>
          </table:table-cell>
          <table:table-cell table:formula="oooc:=IF([.$A14]=[.E$4];[.E$8];IF([.$A14]=[.E$1];[.E$2];0))" office:value-type="float" office:value="0">
            <text:p>0</text:p>
          </table:table-cell>
          <table:table-cell table:formula="oooc:=IF([.$A14]=[.F$4];[.F$8];IF([.$A14]=[.F$1];[.F$2];0))" office:value-type="float" office:value="0">
            <text:p>0</text:p>
          </table:table-cell>
          <table:table-cell table:formula="oooc:=IF([.$A14]=[.G$4];[.G$8];IF([.$A14]=[.G$1];[.G$2];0))" office:value-type="float" office:value="0">
            <text:p>0</text:p>
          </table:table-cell>
          <table:table-cell table:formula="oooc:=IF([.$A14]=[.H$4];[.H$8];IF([.$A14]=[.H$1];[.H$2];0))" office:value-type="float" office:value="0">
            <text:p>0</text:p>
          </table:table-cell>
          <table:table-cell table:formula="oooc:=IF([.$A14]=[.I$4];[.I$8];IF([.$A14]=[.I$1];[.I$2];0))" office:value-type="float" office:value="0">
            <text:p>0</text:p>
          </table:table-cell>
          <table:table-cell table:formula="oooc:=IF([.$A14]=[.J$4];[.J$8];IF([.$A14]=[.J$1];[.J$2];0))" office:value-type="float" office:value="3.55542019813988">
            <text:p>3.56</text:p>
          </table:table-cell>
          <table:table-cell table:formula="oooc:=IF([.$A14]=[.K$4];[.K$8];IF([.$A14]=[.K$1];[.K$2];0))" office:value-type="float" office:value="0">
            <text:p>0</text:p>
          </table:table-cell>
          <table:table-cell table:formula="oooc:=IF([.$A14]=[.L$4];[.L$8];IF([.$A14]=[.L$1];[.L$2];0))" office:value-type="float" office:value="0">
            <text:p>0</text:p>
          </table:table-cell>
          <table:table-cell table:formula="oooc:=IF([.$A14]=[.M$4];[.M$8];IF([.$A14]=[.M$1];[.M$2];0))" office:value-type="float" office:value="0">
            <text:p>0</text:p>
          </table:table-cell>
          <table:table-cell table:formula="oooc:=SUM([.D14:.M14])" office:value-type="float" office:value="3.55542019813988">
            <text:p>3.56</text:p>
          </table:table-cell>
          <table:table-cell table:formula="oooc:=IF([.N14]&gt;[.B14];&quot;ERR&quot;;IF([.N14]&gt;0.75*[.B14];&quot;***&quot;;&quot;&quot;))">
            <text:p/>
          </table:table-cell>
          <table:table-cell table:formula="oooc:=[.N14]*[.A14]" office:value-type="float" office:value="8.8885504953497">
            <text:p>8.89</text:p>
          </table:table-cell>
          <table:table-cell table:formula="oooc:=[.A14]" office:value-type="float" office:value="2.5">
            <text:p>2.5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4]*[.R14]" office:value-type="float" office:value="0.0355542019813988">
            <text:p>3.56E-002</text:p>
          </table:table-cell>
          <table:table-cell table:formula="oooc:=[.S14]*[.N14]" office:value-type="float" office:value="0.12641012785341">
            <text:p>0.13</text:p>
          </table:table-cell>
          <table:table-cell table:formula="oooc:=INT(10*[.S14]/[.$U$7]*(2^[.$U$9]))" office:value-type="float" office:value="35">
            <text:p>35</text:p>
          </table:table-cell>
          <table:table-cell table:style-name="ce6" table:formula="oooc:=(1/(2^[.$U$9])*[.$U$7])/10/[.R14]" office:value-type="float" office:value="0.1">
            <text:p>1.0E-001</text:p>
          </table:table-cell>
          <table:table-cell table:formula="oooc:=IF([.T14]&gt;0.5;IF([.R14]&lt;0.01;&quot;WSL2512&quot;;&quot;WSL2816&quot;);IF([.T14]&gt;0.25;&quot;WSL2512&quot;;&quot;WSL2010&quot;))" office:value-type="string" office:string-value="WSL2010">
            <text:p>WSL2010</text:p>
          </table:table-cell>
          <table:table-cell table:formula="oooc:=CONCATENATE([.W14];IF([.R14]&lt;0.01;CONCATENATE(LEFT(TEXT([.R14];&quot;0.000E+000&quot;);1);&quot;L&quot;;MID(TEXT([.R14];&quot;0.000E+000&quot;);3;3));CONCATENATE(&quot;R0&quot;;LEFT(TEXT([.R14];&quot;0.000E+000&quot;);1);MID(TEXT([.R14];&quot;0.000E+000&quot;);3;2)));&quot;FEA&quot;)" office:value-type="string" office:string-value="WSL2010R0100FEA">
            <text:p>WSL2010R0100FEA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/>
          <table:table-cell table:formula="oooc:=IF([.$A15]=[.D$4];[.D$8];IF([.$A15]=[.D$1];[.D$2];0))" office:value-type="float" office:value="0">
            <text:p>0</text:p>
          </table:table-cell>
          <table:table-cell table:formula="oooc:=IF([.$A15]=[.E$4];[.E$8];IF([.$A15]=[.E$1];[.E$2];0))" office:value-type="float" office:value="1.872">
            <text:p>1.87</text:p>
          </table:table-cell>
          <table:table-cell table:formula="oooc:=IF([.$A15]=[.F$4];[.F$8];IF([.$A15]=[.F$1];[.F$2];0))" office:value-type="float" office:value="0">
            <text:p>0</text:p>
          </table:table-cell>
          <table:table-cell table:formula="oooc:=IF([.$A15]=[.G$4];[.G$8];IF([.$A15]=[.G$1];[.G$2];0))" office:value-type="float" office:value="0.490666666666667">
            <text:p>0.49</text:p>
          </table:table-cell>
          <table:table-cell table:formula="oooc:=IF([.$A15]=[.H$4];[.H$8];IF([.$A15]=[.H$1];[.H$2];0))" office:value-type="float" office:value="0">
            <text:p>0</text:p>
          </table:table-cell>
          <table:table-cell table:formula="oooc:=IF([.$A15]=[.I$4];[.I$8];IF([.$A15]=[.I$1];[.I$2];0))" office:value-type="float" office:value="10.550515123752">
            <text:p>10.55</text:p>
          </table:table-cell>
          <table:table-cell table:formula="oooc:=IF([.$A15]=[.J$4];[.J$8];IF([.$A15]=[.J$1];[.J$2];0))" office:value-type="float" office:value="0">
            <text:p>0</text:p>
          </table:table-cell>
          <table:table-cell table:formula="oooc:=IF([.$A15]=[.K$4];[.K$8];IF([.$A15]=[.K$1];[.K$2];0))" office:value-type="float" office:value="0">
            <text:p>0</text:p>
          </table:table-cell>
          <table:table-cell table:formula="oooc:=IF([.$A15]=[.L$4];[.L$8];IF([.$A15]=[.L$1];[.L$2];0))" office:value-type="float" office:value="0">
            <text:p>0</text:p>
          </table:table-cell>
          <table:table-cell table:formula="oooc:=IF([.$A15]=[.M$4];[.M$8];IF([.$A15]=[.M$1];[.M$2];0))" office:value-type="float" office:value="0">
            <text:p>0</text:p>
          </table:table-cell>
          <table:table-cell table:formula="oooc:=SUM([.D15:.M15])" office:value-type="float" office:value="12.9131817904187">
            <text:p>12.91</text:p>
          </table:table-cell>
          <table:table-cell table:formula="oooc:=IF([.N15]&gt;[.B15];&quot;ERR&quot;;IF([.N15]&gt;0.75*[.B15];&quot;***&quot;;&quot;&quot;))" office:value-type="string" office:string-value="***">
            <text:p>***</text:p>
          </table:table-cell>
          <table:table-cell table:formula="oooc:=[.N15]*[.A15]" office:value-type="float" office:value="23.2437272227536">
            <text:p>23.24</text:p>
          </table:table-cell>
          <table:table-cell table:formula="oooc:=[.A15]" office:value-type="float" office:value="1.8">
            <text:p>1.8</text:p>
          </table:table-cell>
          <table:table-cell table:style-name="ce5" office:value-type="float" office:value="0.0022">
            <text:p>2.20E-003</text:p>
          </table:table-cell>
          <table:table-cell table:style-name="ce5" table:formula="oooc:=[.N15]*[.R15]" office:value-type="float" office:value="0.0284089999389211">
            <text:p>2.84E-002</text:p>
          </table:table-cell>
          <table:table-cell table:formula="oooc:=[.S15]*[.N15]" office:value-type="float" office:value="0.366850580695281">
            <text:p>0.37</text:p>
          </table:table-cell>
          <table:table-cell table:formula="oooc:=INT(10*[.S15]/[.$U$7]*(2^[.$U$9]))" office:value-type="float" office:value="28">
            <text:p>28</text:p>
          </table:table-cell>
          <table:table-cell table:style-name="ce6" table:formula="oooc:=(1/(2^[.$U$9])*[.$U$7])/10/[.R15]" office:value-type="float" office:value="0.454545454545455">
            <text:p>4.5E-001</text:p>
          </table:table-cell>
          <table:table-cell table:formula="oooc:=IF([.T15]&gt;0.5;IF([.R15]&lt;0.01;&quot;WSL2512&quot;;&quot;WSL2816&quot;);IF([.T15]&gt;0.25;&quot;WSL2512&quot;;&quot;WSL2010&quot;))" office:value-type="string" office:string-value="WSL2512">
            <text:p>WSL2512</text:p>
          </table:table-cell>
          <table:table-cell table:formula="oooc:=CONCATENATE([.W15];IF([.R15]&lt;0.01;CONCATENATE(LEFT(TEXT([.R15];&quot;0.000E+000&quot;);1);&quot;L&quot;;MID(TEXT([.R15];&quot;0.000E+000&quot;);3;3));CONCATENATE(&quot;R0&quot;;LEFT(TEXT([.R15];&quot;0.000E+000&quot;);1);MID(TEXT([.R15];&quot;0.000E+000&quot;);3;2)));&quot;FEA&quot;)" office:value-type="string" office:string-value="WSL25122L200FEA">
            <text:p>WSL25122L200FEA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/>
          <table:table-cell table:formula="oooc:=IF([.$A16]=[.D$4];[.D$8];IF([.$A16]=[.D$1];[.D$2];0))" office:value-type="float" office:value="1.14">
            <text:p>1.14</text:p>
          </table:table-cell>
          <table:table-cell table:formula="oooc:=IF([.$A16]=[.E$4];[.E$8];IF([.$A16]=[.E$1];[.E$2];0))" office:value-type="float" office:value="0">
            <text:p>0</text:p>
          </table:table-cell>
          <table:table-cell table:formula="oooc:=IF([.$A16]=[.F$4];[.F$8];IF([.$A16]=[.F$1];[.F$2];0))" office:value-type="float" office:value="0">
            <text:p>0</text:p>
          </table:table-cell>
          <table:table-cell table:formula="oooc:=IF([.$A16]=[.G$4];[.G$8];IF([.$A16]=[.G$1];[.G$2];0))" office:value-type="float" office:value="0">
            <text:p>0</text:p>
          </table:table-cell>
          <table:table-cell table:formula="oooc:=IF([.$A16]=[.H$4];[.H$8];IF([.$A16]=[.H$1];[.H$2];0))" office:value-type="float" office:value="5.6285753">
            <text:p>5.63</text:p>
          </table:table-cell>
          <table:table-cell table:formula="oooc:=IF([.$A16]=[.I$4];[.I$8];IF([.$A16]=[.I$1];[.I$2];0))" office:value-type="float" office:value="0">
            <text:p>0</text:p>
          </table:table-cell>
          <table:table-cell table:formula="oooc:=IF([.$A16]=[.J$4];[.J$8];IF([.$A16]=[.J$1];[.J$2];0))" office:value-type="float" office:value="0">
            <text:p>0</text:p>
          </table:table-cell>
          <table:table-cell table:formula="oooc:=IF([.$A16]=[.K$4];[.K$8];IF([.$A16]=[.K$1];[.K$2];0))" office:value-type="float" office:value="0">
            <text:p>0</text:p>
          </table:table-cell>
          <table:table-cell table:formula="oooc:=IF([.$A16]=[.L$4];[.L$8];IF([.$A16]=[.L$1];[.L$2];0))" office:value-type="float" office:value="0">
            <text:p>0</text:p>
          </table:table-cell>
          <table:table-cell table:formula="oooc:=IF([.$A16]=[.M$4];[.M$8];IF([.$A16]=[.M$1];[.M$2];0))" office:value-type="float" office:value="0">
            <text:p>0</text:p>
          </table:table-cell>
          <table:table-cell table:formula="oooc:=SUM([.D16:.M16])" office:value-type="float" office:value="6.7685753">
            <text:p>6.77</text:p>
          </table:table-cell>
          <table:table-cell table:formula="oooc:=IF([.N16]&gt;[.B16];&quot;ERR&quot;;IF([.N16]&gt;0.75*[.B16];&quot;***&quot;;&quot;&quot;))">
            <text:p/>
          </table:table-cell>
          <table:table-cell table:formula="oooc:=[.N16]*[.A16]" office:value-type="float" office:value="10.15286295">
            <text:p>10.15</text:p>
          </table:table-cell>
          <table:table-cell table:formula="oooc:=[.A16]" office:value-type="float" office:value="1.5">
            <text:p>1.5</text:p>
          </table:table-cell>
          <table:table-cell table:style-name="ce5" office:value-type="float" office:value="0.0047">
            <text:p>4.70E-003</text:p>
          </table:table-cell>
          <table:table-cell table:style-name="ce5" table:formula="oooc:=[.N16]*[.R16]" office:value-type="float" office:value="0.03181230391">
            <text:p>3.18E-002</text:p>
          </table:table-cell>
          <table:table-cell table:formula="oooc:=[.S16]*[.N16]" office:value-type="float" office:value="0.215323974481319">
            <text:p>0.22</text:p>
          </table:table-cell>
          <table:table-cell table:formula="oooc:=INT(10*[.S16]/[.$U$7]*(2^[.$U$9]))" office:value-type="float" office:value="31">
            <text:p>31</text:p>
          </table:table-cell>
          <table:table-cell table:style-name="ce6" table:formula="oooc:=(1/(2^[.$U$9])*[.$U$7])/10/[.R16]" office:value-type="float" office:value="0.212765957446808">
            <text:p>2.1E-001</text:p>
          </table:table-cell>
          <table:table-cell table:formula="oooc:=IF([.T16]&gt;0.5;IF([.R16]&lt;0.01;&quot;WSL2512&quot;;&quot;WSL2816&quot;);IF([.T16]&gt;0.25;&quot;WSL2512&quot;;&quot;WSL2010&quot;))" office:value-type="string" office:string-value="WSL2010">
            <text:p>WSL2010</text:p>
          </table:table-cell>
          <table:table-cell table:formula="oooc:=CONCATENATE([.W16];IF([.R16]&lt;0.01;CONCATENATE(LEFT(TEXT([.R16];&quot;0.000E+000&quot;);1);&quot;L&quot;;MID(TEXT([.R16];&quot;0.000E+000&quot;);3;3));CONCATENATE(&quot;R0&quot;;LEFT(TEXT([.R16];&quot;0.000E+000&quot;);1);MID(TEXT([.R16];&quot;0.000E+000&quot;);3;2)));&quot;FEA&quot;)" office:value-type="string" office:string-value="WSL20104L700FEA">
            <text:p>WSL20104L700FEA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/>
          <table:table-cell table:formula="oooc:=IF([.$A17]=[.D$4];[.D$8];IF([.$A17]=[.D$1];[.D$2];0))" office:value-type="float" office:value="0">
            <text:p>0</text:p>
          </table:table-cell>
          <table:table-cell table:formula="oooc:=IF([.$A17]=[.E$4];[.E$8];IF([.$A17]=[.E$1];[.E$2];0))" office:value-type="float" office:value="0">
            <text:p>0</text:p>
          </table:table-cell>
          <table:table-cell table:formula="oooc:=IF([.$A17]=[.F$4];[.F$8];IF([.$A17]=[.F$1];[.F$2];0))" office:value-type="float" office:value="0">
            <text:p>0</text:p>
          </table:table-cell>
          <table:table-cell table:formula="oooc:=IF([.$A17]=[.G$4];[.G$8];IF([.$A17]=[.G$1];[.G$2];0))" office:value-type="float" office:value="0.490666666666667">
            <text:p>0.49</text:p>
          </table:table-cell>
          <table:table-cell table:formula="oooc:=IF([.$A17]=[.H$4];[.H$8];IF([.$A17]=[.H$1];[.H$2];0))" office:value-type="float" office:value="0">
            <text:p>0</text:p>
          </table:table-cell>
          <table:table-cell table:formula="oooc:=IF([.$A17]=[.I$4];[.I$8];IF([.$A17]=[.I$1];[.I$2];0))" office:value-type="float" office:value="0">
            <text:p>0</text:p>
          </table:table-cell>
          <table:table-cell table:formula="oooc:=IF([.$A17]=[.J$4];[.J$8];IF([.$A17]=[.J$1];[.J$2];0))" office:value-type="float" office:value="0">
            <text:p>0</text:p>
          </table:table-cell>
          <table:table-cell table:formula="oooc:=IF([.$A17]=[.K$4];[.K$8];IF([.$A17]=[.K$1];[.K$2];0))" office:value-type="float" office:value="0">
            <text:p>0</text:p>
          </table:table-cell>
          <table:table-cell table:formula="oooc:=IF([.$A17]=[.L$4];[.L$8];IF([.$A17]=[.L$1];[.L$2];0))" office:value-type="float" office:value="0">
            <text:p>0</text:p>
          </table:table-cell>
          <table:table-cell table:formula="oooc:=IF([.$A17]=[.M$4];[.M$8];IF([.$A17]=[.M$1];[.M$2];0))" office:value-type="float" office:value="0">
            <text:p>0</text:p>
          </table:table-cell>
          <table:table-cell table:formula="oooc:=SUM([.D17:.M17])" office:value-type="float" office:value="0.490666666666667">
            <text:p>0.49</text:p>
          </table:table-cell>
          <table:table-cell table:formula="oooc:=IF([.N17]&gt;[.B17];&quot;ERR&quot;;IF([.N17]&gt;0.75*[.B17];&quot;***&quot;;&quot;&quot;))">
            <text:p/>
          </table:table-cell>
          <table:table-cell table:formula="oooc:=[.N17]*[.A17]" office:value-type="float" office:value="0.5888">
            <text:p>0.59</text:p>
          </table:table-cell>
          <table:table-cell table:formula="oooc:=[.A17]" office:value-type="float" office:value="1.2">
            <text:p>1.2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ooc:=IF([.$A18]=[.D$4];[.D$8];IF([.$A18]=[.D$1];[.D$2];0))" office:value-type="float" office:value="0">
            <text:p>0</text:p>
          </table:table-cell>
          <table:table-cell table:formula="oooc:=IF([.$A18]=[.E$4];[.E$8];IF([.$A18]=[.E$1];[.E$2];0))" office:value-type="float" office:value="0">
            <text:p>0</text:p>
          </table:table-cell>
          <table:table-cell table:formula="oooc:=IF([.$A18]=[.F$4];[.F$8];IF([.$A18]=[.F$1];[.F$2];0))" office:value-type="float" office:value="26.7879156455429">
            <text:p>26.79</text:p>
          </table:table-cell>
          <table:table-cell table:formula="oooc:=IF([.$A18]=[.G$4];[.G$8];IF([.$A18]=[.G$1];[.G$2];0))" office:value-type="float" office:value="0">
            <text:p>0</text:p>
          </table:table-cell>
          <table:table-cell table:formula="oooc:=IF([.$A18]=[.H$4];[.H$8];IF([.$A18]=[.H$1];[.H$2];0))" office:value-type="float" office:value="0">
            <text:p>0</text:p>
          </table:table-cell>
          <table:table-cell table:formula="oooc:=IF([.$A18]=[.I$4];[.I$8];IF([.$A18]=[.I$1];[.I$2];0))" office:value-type="float" office:value="0">
            <text:p>0</text:p>
          </table:table-cell>
          <table:table-cell table:formula="oooc:=IF([.$A18]=[.J$4];[.J$8];IF([.$A18]=[.J$1];[.J$2];0))" office:value-type="float" office:value="0">
            <text:p>0</text:p>
          </table:table-cell>
          <table:table-cell table:formula="oooc:=IF([.$A18]=[.K$4];[.K$8];IF([.$A18]=[.K$1];[.K$2];0))" office:value-type="float" office:value="0">
            <text:p>0</text:p>
          </table:table-cell>
          <table:table-cell table:formula="oooc:=IF([.$A18]=[.L$4];[.L$8];IF([.$A18]=[.L$1];[.L$2];0))" office:value-type="float" office:value="0">
            <text:p>0</text:p>
          </table:table-cell>
          <table:table-cell table:formula="oooc:=IF([.$A18]=[.M$4];[.M$8];IF([.$A18]=[.M$1];[.M$2];0))" office:value-type="float" office:value="0">
            <text:p>0</text:p>
          </table:table-cell>
          <table:table-cell table:formula="oooc:=SUM([.D18:.M18])" office:value-type="float" office:value="26.7879156455429">
            <text:p>26.79</text:p>
          </table:table-cell>
          <table:table-cell table:formula="oooc:=IF([.N18]&gt;[.B18];&quot;ERR&quot;;IF([.N18]&gt;0.75*[.B18];&quot;***&quot;;&quot;&quot;))" office:value-type="string" office:string-value="***">
            <text:p>***</text:p>
          </table:table-cell>
          <table:table-cell table:formula="oooc:=[.N18]*[.A18]" office:value-type="float" office:value="26.7879156455429">
            <text:p>26.79</text:p>
          </table:table-cell>
          <table:table-cell table:formula="oooc:=[.A18]" office:value-type="float" office:value="1">
            <text:p>1</text:p>
          </table:table-cell>
          <table:table-cell table:style-name="ce5" office:value-type="float" office:value="0.001">
            <text:p>1.00E-003</text:p>
          </table:table-cell>
          <table:table-cell table:style-name="ce5" table:formula="oooc:=[.N18]*[.R18]" office:value-type="float" office:value="0.0267879156455429">
            <text:p>2.68E-002</text:p>
          </table:table-cell>
          <table:table-cell table:formula="oooc:=[.S18]*[.N18]" office:value-type="float" office:value="0.717592424632722">
            <text:p>0.72</text:p>
          </table:table-cell>
          <table:table-cell table:formula="oooc:=INT(10*[.S18]/[.$U$7]*(2^[.$U$9]))" office:value-type="float" office:value="26">
            <text:p>26</text:p>
          </table:table-cell>
          <table:table-cell table:style-name="ce6" table:formula="oooc:=(1/(2^[.$U$9])*[.$U$7])/10/[.R18]" office:value-type="float" office:value="1">
            <text:p>1.0E+000</text:p>
          </table:table-cell>
          <table:table-cell table:formula="oooc:=IF([.T18]&gt;0.5;IF([.R18]&lt;0.01;&quot;WSL2512&quot;;&quot;WSL2816&quot;);IF([.T18]&gt;0.25;&quot;WSL2512&quot;;&quot;WSL2010&quot;))" office:value-type="string" office:string-value="WSL2512">
            <text:p>WSL2512</text:p>
          </table:table-cell>
          <table:table-cell table:formula="oooc:=CONCATENATE([.W18];IF([.R18]&lt;0.01;CONCATENATE(LEFT(TEXT([.R18];&quot;0.000E+000&quot;);1);&quot;L&quot;;MID(TEXT([.R18];&quot;0.000E+000&quot;);3;3));CONCATENATE(&quot;R0&quot;;LEFT(TEXT([.R18];&quot;0.000E+000&quot;);1);MID(TEXT([.R18];&quot;0.000E+000&quot;);3;2)));&quot;FEA&quot;)" office:value-type="string" office:string-value="WSL25121L000FEA">
            <text:p>WSL25121L000FEA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/>
          <table:table-cell table:formula="oooc:=IF([.$A19]=[.D$4];[.D$8];IF([.$A19]=[.D$1];[.D$2];0))" office:value-type="float" office:value="0">
            <text:p>0</text:p>
          </table:table-cell>
          <table:table-cell table:formula="oooc:=IF([.$A19]=[.E$4];[.E$8];IF([.$A19]=[.E$1];[.E$2];0))" office:value-type="float" office:value="1.872">
            <text:p>1.87</text:p>
          </table:table-cell>
          <table:table-cell table:formula="oooc:=IF([.$A19]=[.F$4];[.F$8];IF([.$A19]=[.F$1];[.F$2];0))" office:value-type="float" office:value="0">
            <text:p>0</text:p>
          </table:table-cell>
          <table:table-cell table:formula="oooc:=IF([.$A19]=[.G$4];[.G$8];IF([.$A19]=[.G$1];[.G$2];0))" office:value-type="float" office:value="0">
            <text:p>0</text:p>
          </table:table-cell>
          <table:table-cell table:formula="oooc:=IF([.$A19]=[.H$4];[.H$8];IF([.$A19]=[.H$1];[.H$2];0))" office:value-type="float" office:value="0">
            <text:p>0</text:p>
          </table:table-cell>
          <table:table-cell table:formula="oooc:=IF([.$A19]=[.I$4];[.I$8];IF([.$A19]=[.I$1];[.I$2];0))" office:value-type="float" office:value="0">
            <text:p>0</text:p>
          </table:table-cell>
          <table:table-cell table:formula="oooc:=IF([.$A19]=[.J$4];[.J$8];IF([.$A19]=[.J$1];[.J$2];0))" office:value-type="float" office:value="0">
            <text:p>0</text:p>
          </table:table-cell>
          <table:table-cell table:formula="oooc:=IF([.$A19]=[.K$4];[.K$8];IF([.$A19]=[.K$1];[.K$2];0))" office:value-type="float" office:value="0">
            <text:p>0</text:p>
          </table:table-cell>
          <table:table-cell table:formula="oooc:=IF([.$A19]=[.L$4];[.L$8];IF([.$A19]=[.L$1];[.L$2];0))" office:value-type="float" office:value="0">
            <text:p>0</text:p>
          </table:table-cell>
          <table:table-cell table:formula="oooc:=IF([.$A19]=[.M$4];[.M$8];IF([.$A19]=[.M$1];[.M$2];0))" office:value-type="float" office:value="0">
            <text:p>0</text:p>
          </table:table-cell>
          <table:table-cell table:formula="oooc:=SUM([.D19:.M19])" office:value-type="float" office:value="1.872">
            <text:p>1.87</text:p>
          </table:table-cell>
          <table:table-cell table:formula="oooc:=IF([.N19]&gt;[.B19];&quot;ERR&quot;;IF([.N19]&gt;0.75*[.B19];&quot;***&quot;;&quot;&quot;))">
            <text:p/>
          </table:table-cell>
          <table:table-cell table:formula="oooc:=[.N19]*[.A19]" office:value-type="float" office:value="1.6848">
            <text:p>1.68</text:p>
          </table:table-cell>
          <table:table-cell table:formula="oooc:=[.A19]" office:value-type="float" office:value="0.9">
            <text:p>0.9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/>
          <table:table-cell table:formula="oooc:=IF([.$A20]=[.D$4];[.D$8];IF([.$A20]=[.D$1];[.D$2];0))" office:value-type="float" office:value="1.14">
            <text:p>1.14</text:p>
          </table:table-cell>
          <table:table-cell table:formula="oooc:=IF([.$A20]=[.E$4];[.E$8];IF([.$A20]=[.E$1];[.E$2];0))" office:value-type="float" office:value="0">
            <text:p>0</text:p>
          </table:table-cell>
          <table:table-cell table:formula="oooc:=IF([.$A20]=[.F$4];[.F$8];IF([.$A20]=[.F$1];[.F$2];0))" office:value-type="float" office:value="0">
            <text:p>0</text:p>
          </table:table-cell>
          <table:table-cell table:formula="oooc:=IF([.$A20]=[.G$4];[.G$8];IF([.$A20]=[.G$1];[.G$2];0))" office:value-type="float" office:value="0">
            <text:p>0</text:p>
          </table:table-cell>
          <table:table-cell table:formula="oooc:=IF([.$A20]=[.H$4];[.H$8];IF([.$A20]=[.H$1];[.H$2];0))" office:value-type="float" office:value="0">
            <text:p>0</text:p>
          </table:table-cell>
          <table:table-cell table:formula="oooc:=IF([.$A20]=[.I$4];[.I$8];IF([.$A20]=[.I$1];[.I$2];0))" office:value-type="float" office:value="0">
            <text:p>0</text:p>
          </table:table-cell>
          <table:table-cell table:formula="oooc:=IF([.$A20]=[.J$4];[.J$8];IF([.$A20]=[.J$1];[.J$2];0))" office:value-type="float" office:value="0">
            <text:p>0</text:p>
          </table:table-cell>
          <table:table-cell table:formula="oooc:=IF([.$A20]=[.K$4];[.K$8];IF([.$A20]=[.K$1];[.K$2];0))" office:value-type="float" office:value="0">
            <text:p>0</text:p>
          </table:table-cell>
          <table:table-cell table:formula="oooc:=IF([.$A20]=[.L$4];[.L$8];IF([.$A20]=[.L$1];[.L$2];0))" office:value-type="float" office:value="0">
            <text:p>0</text:p>
          </table:table-cell>
          <table:table-cell table:formula="oooc:=IF([.$A20]=[.M$4];[.M$8];IF([.$A20]=[.M$1];[.M$2];0))" office:value-type="float" office:value="0">
            <text:p>0</text:p>
          </table:table-cell>
          <table:table-cell table:formula="oooc:=SUM([.D20:.M20])" office:value-type="float" office:value="1.14">
            <text:p>1.14</text:p>
          </table:table-cell>
          <table:table-cell table:formula="oooc:=IF([.N20]&gt;[.B20];&quot;ERR&quot;;IF([.N20]&gt;0.75*[.B20];&quot;***&quot;;&quot;&quot;))">
            <text:p/>
          </table:table-cell>
          <table:table-cell table:formula="oooc:=[.N20]*[.A20]" office:value-type="float" office:value="0.855">
            <text:p>0.86</text:p>
          </table:table-cell>
          <table:table-cell table:formula="oooc:=[.A20]" office:value-type="float" office:value="0.75">
            <text:p>0.75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default-cell-style-name="ce10"/>
        <table:table-column table:style-name="co17" table:default-cell-style-name="ce10"/>
        <table:table-column table:style-name="co16" table:default-cell-style-name="ce10"/>
        <table:table-column table:style-name="co17" table:number-columns-repeated="5" table:default-cell-style-name="ce10"/>
        <table:table-column table:style-name="co18" table:number-columns-repeated="23" table:default-cell-style-name="ce81"/>
        <table:table-column table:style-name="co18" table:default-cell-style-name="ce80"/>
        <table:table-column table:style-name="co19" table:default-cell-style-name="ce10"/>
        <table:table-column table:style-name="co20" table:number-columns-repeated="219" table:default-cell-style-name="Default"/>
        <table:table-row table:style-name="ro2">
          <table:table-cell table:style-name="ce7"/>
          <table:table-cell table:style-name="ce7" office:value-type="string">
            <text:p>Virtex5</text:p>
          </table:table-cell>
          <table:table-cell table:style-name="ce7" table:number-columns-repeated="2"/>
          <table:table-cell table:style-name="ce49" office:value-type="string" table:number-columns-spanned="6" table:number-rows-spanned="1">
            <office:annotation draw:style-name="gr1" draw:text-style-name="P1" svg:width="5.821cm" svg:height="3.004cm" svg:x="20.003cm" svg:y="0.051cm" draw:caption-point-x="-20.003cm" draw:caption-point-y="-0.051cm">
              <dc:creator>FBK</dc:creator>
              <dc:date>2007-10-24T00:00:00</dc:date>
              <text:p text:style-name="P1"><text:span text:style-name="T3"><text:s/></text:span><text:span text:style-name="T4">Cell Color Coding Legend:</text:span></text:p>
              <text:p text:style-name="P2"><text:span text:style-name="T2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5"/>
          <table:table-cell table:style-name="ce72" table:number-columns-repeated="2"/>
          <table:table-cell table:style-name="ce77" office:value-type="float" office:value="1">
            <text:p>1</text:p>
          </table:table-cell>
          <table:table-cell table:style-name="ce46" office:value-type="float" office:value="0.85965877610693">
            <text:p>0.86</text:p>
          </table:table-cell>
          <table:table-cell table:style-name="ce78" office:value-type="float" office:value="85">
            <text:p>85</text:p>
          </table:table-cell>
          <table:table-cell table:style-name="ce78" office:value-type="float" office:value="1">
            <text:p>1</text:p>
          </table:table-cell>
          <table:table-cell table:style-name="ce86" office:value-type="string">
            <text:p>CLKROW</text:p>
          </table:table-cell>
          <table:table-cell table:style-name="ce88" office:value-type="string">
            <text:p>CLKCOL</text:p>
          </table:table-cell>
          <table:table-cell table:style-name="ce86" office:value-type="string">
            <text:p>LUT</text:p>
          </table:table-cell>
          <table:table-cell table:style-name="ce86" office:value-type="string">
            <text:p>FF</text:p>
          </table:table-cell>
          <table:table-cell table:style-name="ce86" office:value-type="string">
            <text:p>BRAM</text:p>
          </table:table-cell>
          <table:table-cell table:style-name="ce86" office:value-type="string">
            <text:p>DCM</text:p>
          </table:table-cell>
          <table:table-cell table:style-name="ce86" office:value-type="string">
            <text:p>PLL</text:p>
          </table:table-cell>
          <table:table-cell table:style-name="ce86" office:value-type="string">
            <text:p>DSP</text:p>
          </table:table-cell>
          <table:table-cell table:style-name="ce86" office:value-type="string">
            <text:p>GT</text:p>
          </table:table-cell>
          <table:table-cell table:style-name="ce86" office:value-type="string">
            <text:p>PCIE</text:p>
          </table:table-cell>
          <table:table-cell table:style-name="ce86" office:value-type="string">
            <text:p>PPC</text:p>
          </table:table-cell>
          <table:table-cell table:style-name="ce86" office:value-type="string">
            <text:p>EMAC</text:p>
          </table:table-cell>
          <table:table-cell table:style-name="ce86" office:value-type="string">
            <text:p>Pins</text:p>
          </table:table-cell>
          <table:table-cell table:style-name="ce86" office:value-type="string">
            <text:p>Banks</text:p>
          </table:table-cell>
          <table:table-cell table:style-name="ce86" office:value-type="string">
            <text:p>ThetaJA</text:p>
          </table:table-cell>
          <table:table-cell table:style-name="ce93" office:value-type="string">
            <text:p>ThetaJB</text:p>
          </table:table-cell>
          <table:table-cell table:style-name="ce86" office:value-type="string">
            <text:p>ThetaJC</text:p>
          </table:table-cell>
          <table:table-cell table:style-name="ce86" office:value-type="string">
            <text:p>JA250</text:p>
          </table:table-cell>
          <table:table-cell table:style-name="ce86" office:value-type="string">
            <text:p>JA500</text:p>
          </table:table-cell>
          <table:table-cell table:style-name="ce86" office:value-type="string">
            <text:p>JA750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1" table:number-columns-repeated="2"/>
          <table:table-cell table:style-name="ce17"/>
          <table:table-cell table:style-name="ce50" table:number-columns-spanned="2" table:number-rows-spanned="1"/>
          <table:covered-table-cell table:style-name="ce50"/>
          <table:table-cell table:style-name="ce47" table:number-columns-repeated="5"/>
          <table:table-cell table:style-name="ce73"/>
          <table:table-cell table:style-name="ce78" office:value-type="float" office:value="1">
            <text:p>1</text:p>
          </table:table-cell>
          <table:table-cell table:style-name="ce78" office:value-type="float" office:value="0.614">
            <text:p>0.61</text:p>
          </table:table-cell>
          <table:table-cell table:style-name="ce78" office:value-type="float" office:value="1">
            <text:p>1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 office:value-type="float" office:value="46">
            <text:p>46</text:p>
          </table:table-cell>
          <table:table-cell table:number-columns-repeated="2" table:style-name="ce78" office:value-type="float" office:value="58880">
            <text:p>58880</text:p>
          </table:table-cell>
          <table:table-cell table:style-name="ce78" office:value-type="float" office:value="244">
            <text:p>244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7">
            <text:p>17</text:p>
          </table:table-cell>
          <table:table-cell table:style-name="ce92" office:value-type="float" office:value="10">
            <text:p>10.0</text:p>
          </table:table-cell>
          <table:table-cell table:style-name="ce78" office:value-type="float" office:value="2.61">
            <text:p>2.61</text:p>
          </table:table-cell>
          <table:table-cell table:style-name="ce78" office:value-type="float" office:value="0.2">
            <text:p>0.2</text:p>
          </table:table-cell>
          <table:table-cell table:style-name="ce78" office:value-type="float" office:value="6.1">
            <text:p>6.1</text:p>
          </table:table-cell>
          <table:table-cell table:style-name="ce78" office:value-type="float" office:value="5.1">
            <text:p>5.1</text:p>
          </table:table-cell>
          <table:table-cell table:style-name="ce78" office:value-type="float" office:value="4.7">
            <text:p>4.7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1" table:number-columns-repeated="2"/>
          <table:table-cell table:style-name="ce17"/>
          <table:table-cell table:style-name="ce8" table:number-columns-repeated="8"/>
          <table:table-cell table:style-name="ce46" office:value-type="float" office:value="1">
            <text:p>1</text:p>
          </table:table-cell>
          <table:table-cell table:style-name="ce78" office:value-type="float" office:value="0.0432831934117473">
            <text:p>0.04</text:p>
          </table:table-cell>
          <table:table-cell table:style-name="ce78" office:value-type="float" office:value="3.25172232">
            <text:p>3.25</text:p>
          </table:table-cell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2" office:value-type="string">
            <text:p>Device</text:p>
          </table:table-cell>
          <table:table-cell table:style-name="ce26"/>
          <table:table-cell table:style-name="ce17"/>
          <table:table-cell table:style-name="ce51" office:value-type="string">
            <text:p>Block Summary</text:p>
          </table:table-cell>
          <table:table-cell table:style-name="ce8" table:number-columns-repeated="2"/>
          <table:table-cell table:style-name="ce51" office:value-type="string">
            <text:p>Voltage Source Summary</text:p>
          </table:table-cell>
          <table:table-cell table:style-name="ce8"/>
          <table:table-cell table:style-name="ce47" table:number-columns-repeated="2"/>
          <table:table-cell table:style-name="ce73"/>
          <table:table-cell table:style-name="ce46" office:value-type="float" office:value="1">
            <text:p>1</text:p>
          </table:table-cell>
          <table:table-cell table:style-name="ce78" office:value-type="float" office:value="0.131">
            <text:p>0.13</text:p>
          </table:table-cell>
          <table:table-cell table:style-name="ce78"/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3" office:value-type="string">
            <text:p>Part</text:p>
          </table:table-cell>
          <table:table-cell table:style-name="ce26" office:value-type="string">
            <text:p>XC5VSX95T</text:p>
          </table:table-cell>
          <table:table-cell table:style-name="ce46" office:value-type="float" office:value="15">
            <text:p>15</text:p>
          </table:table-cell>
          <table:table-cell table:style-name="ce52" office:value-type="string">
            <office:annotation draw:style-name="gr1" draw:text-style-name="P1" svg:width="3.565cm" svg:height="3.422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6" office:value-type="string">
            <office:annotation draw:style-name="gr1" draw:text-style-name="P1" svg:width="3.564cm" svg:height="3.422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8"/>
          <table:table-cell table:style-name="ce63" office:value-type="string">
            <text:p>Source</text:p>
          </table:table-cell>
          <table:table-cell table:style-name="ce66" office:value-type="string">
            <office:annotation draw:style-name="gr1" draw:text-style-name="P1" svg:width="3.564cm" svg:height="3.422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6" office:value-type="string">
            <office:annotation draw:style-name="gr1" draw:text-style-name="P1" svg:width="3.565cm" svg:height="3.422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6" office:value-type="string">
            <office:annotation draw:style-name="gr1" draw:text-style-name="P1" svg:width="3.563cm" svg:height="3.422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3">CC</text:span><text:span text:style-name="T14"> (A)</text:span></text:p>
          </table:table-cell>
          <table:table-cell table:style-name="ce74" office:value-type="string">
            <office:annotation draw:style-name="gr1" draw:text-style-name="P1" svg:width="3.564cm" svg:height="3.422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3">CCQ</text:span><text:span text:style-name="T14"> (A)</text:span></text:p>
          </table:table-cell>
          <table:table-cell table:style-name="ce46" table:number-columns-repeated="4"/>
          <table:table-cell table:style-name="ce78" office:value-type="string">
            <text:p>FF1136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 office:value-type="float" office:value="54">
            <text:p>54</text:p>
          </table:table-cell>
          <table:table-cell table:style-name="ce78" table:number-columns-repeated="9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text:p>Package</text:p>
          </table:table-cell>
          <table:table-cell table:style-name="ce26" office:value-type="string">
            <text:p>FF1136</text:p>
          </table:table-cell>
          <table:table-cell table:style-name="ce47"/>
          <table:table-cell table:style-name="ce53" office:value-type="percentage" office:value="0.78">
            <text:p>78%</text:p>
          </table:table-cell>
          <table:table-cell table:style-name="ce57" office:value-type="float" office:value="2.2465491151235">
            <text:p>2.247</text:p>
          </table:table-cell>
          <table:table-cell table:style-name="ce47"/>
          <table:table-cell table:style-name="ce64" office:value-type="string">
            <text:p>V<text:span text:style-name="T11">CCINT</text:span></text:p>
          </table:table-cell>
          <table:table-cell table:style-name="ce67" table:content-validation-name="val7" office:value-type="float" office:value="1">
            <text:p>1.00</text:p>
          </table:table-cell>
          <table:table-cell table:style-name="ce71" office:value-type="float" office:value="26.5399156455429">
            <text:p>26.540</text:p>
          </table:table-cell>
          <table:table-cell table:style-name="ce71" office:value-type="float" office:value="25.066256869436">
            <text:p>25.066</text:p>
          </table:table-cell>
          <table:table-cell table:style-name="ce71" office:value-type="float" office:value="1.47365877610693">
            <text:p>1.474</text:p>
          </table:table-cell>
          <table:table-cell table:style-name="ce46"/>
          <table:table-cell table:style-name="ce78" office:value-type="float" office:value="0.00125">
            <text:p>0</text:p>
          </table:table-cell>
          <table:table-cell table:style-name="ce46" table:number-columns-repeated="2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text:p>Grade</text:p>
          </table:table-cell>
          <table:table-cell table:style-name="ce27" office:value-type="string">
            <text:p>Commercial</text:p>
          </table:table-cell>
          <table:table-cell table:style-name="ce47"/>
          <table:table-cell table:style-name="ce53" office:value-type="percentage" office:value="1">
            <text:p>100%</text:p>
          </table:table-cell>
          <table:table-cell table:style-name="ce57" office:value-type="float" office:value="12.7959064453125">
            <text:p>12.796</text:p>
          </table:table-cell>
          <table:table-cell table:style-name="ce62"/>
          <table:table-cell table:style-name="ce65" office:value-type="string">
            <text:p>V<text:span text:style-name="T11">CCAUX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3.3434254453497">
            <text:p>3.343</text:p>
          </table:table-cell>
          <table:table-cell table:style-name="ce57" office:value-type="float" office:value="1.20637017813988">
            <text:p>1.206</text:p>
          </table:table-cell>
          <table:table-cell table:style-name="ce57" office:value-type="float" office:value="0.131">
            <text:p>0.131</text:p>
          </table:table-cell>
          <table:table-cell table:style-name="ce46"/>
          <table:table-cell table:style-name="ce78" table:number-columns-repeated="22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6.799cm" svg:height="2.85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8" office:value-type="string">
            <text:p>Typical</text:p>
          </table:table-cell>
          <table:table-cell table:style-name="ce47" table:number-columns-repeated="2"/>
          <table:table-cell table:style-name="ce57" office:value-type="float" office:value="14.9252631020997">
            <text:p>14.925</text:p>
          </table:table-cell>
          <table:table-cell table:style-name="ce17"/>
          <table:table-cell table:style-name="ce65" office:value-type="string">
            <text:p>V<text:span text:style-name="T11">CCO</text:span><text:span text:style-name="T12"> 3.3</text:span></text:p>
          </table:table-cell>
          <table:table-cell table:style-name="ce68" office:value-type="float" office:value="3.3">
            <text:p>3.3</text:p>
          </table:table-cell>
          <table:table-cell table:style-name="ce57" office:value-type="float" office:value="0.051954925">
            <text:p>0.052</text:p>
          </table:table-cell>
          <table:table-cell table:style-name="ce57" office:value-type="float" office:value="0.0144939166666667">
            <text:p>0.014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78" office:value-type="float" office:value="10">
            <text:p>10</text:p>
          </table:table-cell>
          <table:table-cell table:style-name="ce83" office:value-type="float" office:value="41.5278921672008">
            <text:p>41.53</text:p>
          </table:table-cell>
          <table:table-cell table:style-name="ce78"/>
          <table:table-cell table:style-name="ce87"/>
          <table:table-cell table:style-name="ce89" office:value-type="string">
            <text:p>Banks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5" office:value-type="string">
            <office:annotation draw:style-name="gr1" draw:text-style-name="P1" svg:width="4.123cm" svg:height="2.382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8" office:value-type="float" office:value="-1">
            <text:p>-1</text:p>
          </table:table-cell>
          <table:table-cell table:style-name="ce47" table:number-columns-repeated="2"/>
          <table:table-cell table:style-name="ce57" office:value-type="float" office:value="3.38259375">
            <text:p>3.383</text:p>
          </table:table-cell>
          <table:table-cell table:style-name="ce17"/>
          <table:table-cell table:style-name="ce65" office:value-type="string">
            <text:p>V<text:span text:style-name="T11">CCO</text:span><text:span text:style-name="T12"> 2.5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2.595125">
            <text:p>2.595</text:p>
          </table:table-cell>
          <table:table-cell table:style-name="ce57" office:value-type="float" office:value="1.0368">
            <text:p>1.03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25">
            <text:p>25</text:p>
          </table:table-cell>
          <table:table-cell table:style-name="ce83" office:value-type="float" office:value="41.6536284125357">
            <text:p>41.65</text:p>
          </table:table-cell>
          <table:table-cell table:style-name="ce78" table:number-columns-repeated="2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5" office:value-type="string">
            <office:annotation draw:style-name="gr1" draw:text-style-name="P1" svg:width="4.123cm" svg:height="2.401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9"/>
          <table:table-cell table:style-name="ce47" table:number-columns-repeated="2"/>
          <table:table-cell table:style-name="ce57" office:value-type="float" office:value="0.358641">
            <text:p>0.359</text:p>
          </table:table-cell>
          <table:table-cell table:style-name="ce17"/>
          <table:table-cell table:style-name="ce65" office:value-type="string">
            <text:p>V<text:span text:style-name="T11">CCO</text:span><text:span text:style-name="T12"> 1.8</text:span></text:p>
          </table:table-cell>
          <table:table-cell table:style-name="ce68" office:value-type="float" office:value="1.8">
            <text:p>1.8</text:p>
          </table:table-cell>
          <table:table-cell table:style-name="ce57" office:value-type="float" office:value="7.52820322275">
            <text:p>7.528</text:p>
          </table:table-cell>
          <table:table-cell table:style-name="ce57" office:value-type="float" office:value="4.18108512375">
            <text:p>4.181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40">
            <text:p>40</text:p>
          </table:table-cell>
          <table:table-cell table:style-name="ce83" office:value-type="float" office:value="41.8116433553647">
            <text:p>41.81</text:p>
          </table:table-cell>
          <table:table-cell table:style-name="ce78" table:number-columns-repeated="2"/>
          <table:table-cell table:style-name="ce46" office:value-type="float" office:value="1">
            <text:p>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6" office:value-type="string">
            <text:p>Thermal Information</text:p>
          </table:table-cell>
          <table:table-cell table:style-name="ce17"/>
          <table:table-cell table:style-name="ce4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V<text:span text:style-name="T11">CCO</text:span><text:span text:style-name="T12"> 1.5</text:span></text:p>
          </table:table-cell>
          <table:table-cell table:style-name="ce68" office:value-type="float" office:value="1.5">
            <text:p>1.5</text:p>
          </table:table-cell>
          <table:table-cell table:style-name="ce57" office:value-type="float" office:value="1.61786295">
            <text:p>1.618</text:p>
          </table:table-cell>
          <table:table-cell table:style-name="ce57" office:value-type="float" office:value="1.0773253">
            <text:p>1.07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55">
            <text:p>55</text:p>
          </table:table-cell>
          <table:table-cell table:style-name="ce83" office:value-type="float" office:value="42.0103871685267">
            <text:p>42.01</text:p>
          </table:table-cell>
          <table:table-cell table:style-name="ce78" table:number-columns-repeated="2"/>
          <table:table-cell table:style-name="ce46" office:value-type="float" office:value="2">
            <text:p>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3.484cm" svg:height="1.959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30" table:content-validation-name="val1" office:value-type="float" office:value="45">
            <text:p>45.0</text:p>
          </table:table-cell>
          <table:table-cell table:style-name="ce17"/>
          <table:table-cell table:style-name="ce47"/>
          <table:table-cell table:style-name="ce57" office:value-type="float" office:value="6.075">
            <text:p>6.075</text:p>
          </table:table-cell>
          <table:table-cell table:style-name="ce17"/>
          <table:table-cell table:style-name="ce65" office:value-type="string">
            <text:p>V<text:span text:style-name="T11">CCO</text:span><text:span text:style-name="T12"> 1.2</text:span></text:p>
          </table:table-cell>
          <table:table-cell table:style-name="ce68" office:value-type="float" office:value="1.2">
            <text:p>1.2</text:p>
          </table:table-cell>
          <table:table-cell table:number-columns-repeated="3" table:style-name="ce57" office:value-type="float" office:value="0">
            <text:p>0.000</text:p>
          </table:table-cell>
          <table:table-cell table:style-name="ce46"/>
          <table:table-cell table:style-name="ce46" office:value-type="float" office:value="70">
            <text:p>70</text:p>
          </table:table-cell>
          <table:table-cell table:style-name="ce83" office:value-type="float" office:value="42.260294632907">
            <text:p>42.26</text:p>
          </table:table-cell>
          <table:table-cell table:style-name="ce78" table:number-columns-repeated="2"/>
          <table:table-cell table:style-name="ce46" office:value-type="float" office:value="3">
            <text:p>3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5.015cm" svg:height="1.385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31" table:content-validation-name="val2" office:value-type="float" office:value="500">
            <text:p>500</text:p>
          </table:table-cell>
          <table:table-cell table:style-name="ce17"/>
          <table:table-cell table:style-name="ce47"/>
          <table:table-cell table:style-name="ce58" office:value-type="float" office:value="0.9168">
            <text:p>0.917</text:p>
          </table:table-cell>
          <table:table-cell table:style-name="ce17"/>
          <table:table-cell table:style-name="ce65" office:value-type="string">
            <text:p>MGTAV<text:span text:style-name="T11">CC</text:span>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7" office:value-type="float" office:value="0.248">
            <text:p>0.248</text:p>
          </table:table-cell>
          <table:table-cell table:style-name="ce57"/>
          <table:table-cell table:style-name="ce46"/>
          <table:table-cell table:style-name="ce46" office:value-type="float" office:value="85">
            <text:p>85</text:p>
          </table:table-cell>
          <table:table-cell table:style-name="ce83" office:value-type="float" office:value="42.5745370727562">
            <text:p>42.57</text:p>
          </table:table-cell>
          <table:table-cell table:style-name="ce78" table:number-columns-repeated="2"/>
          <table:table-cell table:style-name="ce46" office:value-type="float" office:value="4">
            <text:p>4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709cm" svg:height="2.301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32" table:content-validation-name="val3" office:value-type="string">
            <text:p>High Profile</text:p>
          </table:table-cell>
          <table:table-cell table:style-name="ce1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CCPLL</text:span></text:p>
          </table:table-cell>
          <table:table-cell table:style-name="ce68" office:value-type="float" office:value="1.2">
            <text:p>1.2</text:p>
          </table:table-cell>
          <table:table-cell table:style-name="ce57" office:value-type="float" office:value="0.24">
            <text:p>0.240</text:p>
          </table:table-cell>
          <table:table-cell table:style-name="ce57" office:value-type="float" office:value="0.2">
            <text:p>0.200</text:p>
          </table:table-cell>
          <table:table-cell table:style-name="ce57"/>
          <table:table-cell table:style-name="ce46"/>
          <table:table-cell table:style-name="ce46" office:value-type="float" office:value="100">
            <text:p>100</text:p>
          </table:table-cell>
          <table:table-cell table:style-name="ce83" office:value-type="float" office:value="42.9696765746806">
            <text:p>42.97</text:p>
          </table:table-cell>
          <table:table-cell table:style-name="ce78" table:number-columns-repeated="2"/>
          <table:table-cell table:style-name="ce46" office:value-type="float" office:value="5">
            <text:p>5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067cm" svg:height="1.694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7">SA</text:span><text:span text:style-name="T8"> (°C/W)</text:span></text:p>
          </table:table-cell>
          <table:table-cell table:style-name="ce33" table:content-validation-name="val4" office:value-type="float" office:value="2">
            <text:p>2.0</text:p>
          </table:table-cell>
          <table:table-cell table:style-name="ce17"/>
          <table:table-cell table:style-name="ce8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TTTX</text:span></text:p>
          </table:table-cell>
          <table:table-cell table:style-name="ce69" table:content-validation-name="val8" office:value-type="float" office:value="1.2">
            <text:p>1.2</text:p>
          </table:table-cell>
          <table:table-cell table:style-name="ce57" office:value-type="float" office:value="0.3408">
            <text:p>0.341</text:p>
          </table:table-cell>
          <table:table-cell table:style-name="ce57" office:value-type="float" office:value="0.284">
            <text:p>0.284</text:p>
          </table:table-cell>
          <table:table-cell table:style-name="ce57"/>
          <table:table-cell table:style-name="ce46" table:number-columns-repeated="2"/>
          <table:table-cell table:style-name="ce83"/>
          <table:table-cell table:style-name="ce78" table:number-columns-repeated="2"/>
          <table:table-cell table:style-name="ce46" office:value-type="float" office:value="6">
            <text:p>6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5.295cm" svg:height="4.71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2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4" table:content-validation-name="val3" office:value-type="string">
            <text:p>Large (20"x20")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65" office:value-type="string">
            <text:p>MGTAV<text:span text:style-name="T11">TTRX</text:span></text:p>
          </table:table-cell>
          <table:table-cell table:style-name="ce69" table:content-validation-name="val9" office:value-type="float" office:value="1.2">
            <text:p>1.2</text:p>
          </table:table-cell>
          <table:table-cell table:style-name="ce57" office:value-type="float" office:value="0.008">
            <text:p>0.008</text:p>
          </table:table-cell>
          <table:table-cell table:style-name="ce57" office:value-type="float" office:value="0.00666666666666667">
            <text:p>0.007</text:p>
          </table:table-cell>
          <table:table-cell table:style-name="ce57"/>
          <table:table-cell table:style-name="ce46"/>
          <table:table-cell table:style-name="ce46" office:value-type="float" office:value="0.95">
            <text:p>0.95</text:p>
          </table:table-cell>
          <table:table-cell table:style-name="ce83" office:value-type="float" office:value="38.3132349918054">
            <text:p>38.31</text:p>
          </table:table-cell>
          <table:table-cell table:style-name="ce46"/>
          <table:table-cell table:style-name="ce78"/>
          <table:table-cell table:style-name="ce46" office:value-type="float" office:value="7">
            <text:p>7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207cm" svg:height="1.016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5" table:content-validation-name="val5" office:value-type="string">
            <text:p>12 to 15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0.975">
            <text:p>0.98</text:p>
          </table:table-cell>
          <table:table-cell table:style-name="ce83" office:value-type="float" office:value="39.6225361432618">
            <text:p>39.62</text:p>
          </table:table-cell>
          <table:table-cell table:style-name="ce46"/>
          <table:table-cell table:style-name="ce78"/>
          <table:table-cell table:style-name="ce46" office:value-type="float" office:value="8">
            <text:p>8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734cm" svg:height="2.276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2"/></text:p>
            </office:annotation>
            <text:p>Custom ΘJB<text:span text:style-name="T8"> (°C/W)</text:span></text:p>
          </table:table-cell>
          <table:table-cell table:style-name="ce36" table:content-validation-name="val4" office:value-type="float" office:value="2.61">
            <text:p>2.6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">
            <text:p>1</text:p>
          </table:table-cell>
          <table:table-cell table:style-name="ce83" office:value-type="float" office:value="40.9685735386426">
            <text:p>40.97</text:p>
          </table:table-cell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428cm" svg:height="4.201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2"/></text:p>
              <text:p text:style-name="P1"><text:span text:style-name="T1">Board temperature may not exceed junction temperature.</text:span></text:p>
              <text:p text:style-name="P2"><text:span text:style-name="T2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7" table:content-validation-name="val6" office:value-type="float" office:value="99.3105713653279">
            <text:p>99.3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.025">
            <text:p>1.03</text:p>
          </table:table-cell>
          <table:table-cell table:style-name="ce83" office:value-type="float" office:value="42.3514853334582">
            <text:p>42.35</text:p>
          </table:table-cell>
          <table:table-cell table:style-name="ce46"/>
          <table:table-cell table:style-name="ce78"/>
          <table:table-cell table:style-name="ce46" office:value-type="float" office:value="9">
            <text:p>9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6" office:value-type="string">
            <text:p>Thermal Summary</text:p>
          </table:table-cell>
          <table:table-cell table:style-name="ce17" table:number-columns-repeated="2"/>
          <table:table-cell table:style-name="ce54" office:value-type="string">
            <text:p>Power Summary</text:p>
          </table:table-cell>
          <table:table-cell table:style-name="ce8"/>
          <table:table-cell table:style-name="ce17" table:number-columns-repeated="6"/>
          <table:table-cell table:style-name="ce46"/>
          <table:table-cell table:style-name="ce46" office:value-type="float" office:value="1.05">
            <text:p>1.05</text:p>
          </table:table-cell>
          <table:table-cell table:style-name="ce83" office:value-type="float" office:value="43.7714096832187">
            <text:p>43.77</text:p>
          </table:table-cell>
          <table:table-cell table:style-name="ce46"/>
          <table:table-cell table:style-name="ce78"/>
          <table:table-cell table:style-name="ce46" office:value-type="float" office:value="10">
            <text:p>10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office:annotation draw:style-name="gr1" draw:text-style-name="P1" svg:width="6.743cm" svg:height="3.185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7">JA <text:s/>(°C/W)</text:span></text:p>
          </table:table-cell>
          <table:table-cell table:style-name="ce38" office:value-type="float" office:value="1.39207894736842">
            <text:p>1.4</text:p>
          </table:table-cell>
          <table:table-cell table:style-name="ce17"/>
          <table:table-cell table:style-name="ce14" office:value-type="string">
            <office:annotation draw:style-name="gr1" draw:text-style-name="P1" svg:width="3.565cm" svg:height="2.206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9" office:value-type="float" office:value="1.81253377610693">
            <text:p>1.8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 office:value-type="float" office:value="11">
            <text:p>1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office:annotation draw:style-name="gr1" draw:text-style-name="P1" svg:width="5.015cm" svg:height="1.343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8" office:value-type="float" office:value="25.818147921263">
            <text:p>25.8</text:p>
          </table:table-cell>
          <table:table-cell table:style-name="ce17"/>
          <table:table-cell table:style-name="ce14" office:value-type="string">
            <office:annotation draw:style-name="gr1" draw:text-style-name="P1" svg:width="3.565cm" svg:height="1.138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9" office:value-type="float" office:value="40.7007534125357">
            <text:p>40.701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488cm" svg:height="2.46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9" office:value-type="float" office:value="104.181852078737">
            <text:p>104.2</text:p>
          </table:table-cell>
          <table:table-cell table:style-name="ce17"/>
          <table:table-cell table:style-name="ce14" office:value-type="string">
            <office:annotation draw:style-name="gr1" draw:text-style-name="P1" svg:width="3.705cm" svg:height="2.12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60" office:value-type="float" office:value="42.5132871886426">
            <text:p>42.5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7" table:number-columns-repeated="11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8" office:value-type="string">
            <text:p>Comments</text:p>
          </table:table-cell>
          <table:table-cell table:style-name="ce8" table:number-columns-repeated="10"/>
          <table:table-cell table:style-name="ce79"/>
          <table:table-cell table:style-name="ce82" office:value-type="string">
            <text:p>Min (0C, 1.14V)</text:p>
          </table:table-cell>
          <table:table-cell table:style-name="ce78" office:value-type="string">
            <text:p>Typical (1.2V, 25C)</text:p>
          </table:table-cell>
          <table:table-cell table:style-name="ce82" office:value-type="string">
            <text:p>Max (1.26V, 26C)</text:p>
          </table:table-cell>
          <table:table-cell table:style-name="ce79"/>
          <table:table-cell table:style-name="ce46" office:value-type="float" office:value="12">
            <text:p>1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9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40"/>
          <table:covered-table-cell table:style-name="ce75"/>
          <table:table-cell table:style-name="ce79"/>
          <table:table-cell table:style-name="ce83" office:value-type="float" office:value="37.8030458199361">
            <text:p>37.80</text:p>
          </table:table-cell>
          <table:table-cell table:style-name="ce83" office:value-type="float" office:value="40.90426893411">
            <text:p>40.90</text:p>
          </table:table-cell>
          <table:table-cell table:style-name="ce83" office:value-type="float" office:value="45.5686219407864">
            <text:p>45.57</text:p>
          </table:table-cell>
          <table:table-cell table:style-name="ce79"/>
          <table:table-cell table:style-name="ce46" office:value-type="float" office:value="13">
            <text:p>13</text:p>
          </table:table-cell>
          <table:table-cell table:style-name="ce78" table:number-columns-repeated="17"/>
          <table:table-cell table:style-name="ce46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83" table:number-columns-repeated="3"/>
          <table:table-cell table:style-name="ce78"/>
          <table:table-cell table:style-name="ce46" office:value-type="float" office:value="14">
            <text:p>14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46" table:number-columns-repeated="3"/>
          <table:table-cell table:style-name="ce78"/>
          <table:table-cell table:style-name="ce46" office:value-type="float" office:value="15">
            <text:p>15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table-cell table:style-name="ce21" table:number-columns-repeated="11"/>
          <table:table-cell table:style-name="ce79"/>
          <table:table-cell table:style-name="ce82"/>
          <table:table-cell table:style-name="ce78"/>
          <table:table-cell table:style-name="ce82"/>
          <table:table-cell table:style-name="ce78"/>
          <table:table-cell table:style-name="ce46" office:value-type="float" office:value="16">
            <text:p>16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<text:span text:style-name="T9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42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79"/>
          <table:table-cell table:style-name="ce46" office:value-type="float" office:value="17">
            <text:p>17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7">
          <table:table-cell table:style-name="ce9"/>
          <table:table-cell table:style-name="ce23" office:value-type="string">
            <text:p><text:span text:style-name="T10"><text:a xlink:href="mailto:xpower_feedback@xilinx.com?subject=Virtex5%20XPower%20Estimator%20(XPE)%20-%209.1.01%20-%20Feedback">Email Feedback</text:a></text:span></text:p>
          </table:table-cell>
          <table:table-cell table:style-name="ce43" table:number-columns-repeated="3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46" office:value-type="string">
            <text:p>BoardType</text:p>
          </table:table-cell>
          <table:table-cell table:style-name="ce90" office:value-type="float" office:value="3">
            <text:p>3</text:p>
          </table:table-cell>
          <table:table-cell table:style-name="ce78"/>
          <table:table-cell table:style-name="ce78" office:value-type="string">
            <text:p>Airflow</text:p>
          </table:table-cell>
          <table:table-cell table:style-name="ce78" table:number-columns-repeated="15"/>
          <table:table-cell table:style-name="ce17"/>
          <table:table-cell table:style-name="ce94"/>
          <table:table-cell table:number-columns-repeated="219"/>
        </table:table-row>
        <table:table-row table:style-name="ro7">
          <table:table-cell table:style-name="ce8"/>
          <table:table-cell table:style-name="ce24" office:value-type="string">
            <text:p>Workbook covered under the</text:p>
          </table:table-cell>
          <table:table-cell table:style-name="ce44" office:value-type="string" table:number-columns-spanned="3" table:number-rows-spanned="1">
            <text:p><text:span text:style-name="T10"><text:a xlink:href="http://www.xilinx.com/ise/power_tools/wpt_licence.pdf"> license agreement</text:a></text:span></text:p>
          </table:table-cell>
          <table:covered-table-cell table:number-columns-repeated="2" table:style-name="ce48"/>
          <table:table-cell table:style-name="ce45" table:number-columns-repeated="3"/>
          <table:table-cell table:style-name="ce70" office:value-type="float" office:value="102.985139194598">
            <text:p>102.99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/>
          <table:table-cell table:style-name="ce79" table:number-columns-repeated="2"/>
          <table:table-cell table:style-name="ce46" office:value-type="string">
            <text:p>BoardLyr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string">
            <text:p>N/A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/>
          <table:table-cell table:style-name="ce25" office:value-type="string">
            <text:p><text:s text:c="6"/>Copyright 1994-2007 Xilinx, Inc. All Rights Reserved </text:p>
          </table:table-cell>
          <table:table-cell table:style-name="ce45" table:number-columns-repeated="6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 office:value-type="string">
            <text:p>Quiescent</text:p>
          </table:table-cell>
          <table:table-cell table:style-name="ce85" office:value-type="float" office:value="1.81253377610693">
            <text:p>1.813</text:p>
          </table:table-cell>
          <table:table-cell table:style-name="ce46"/>
          <table:table-cell table:style-name="ce46" office:value-type="string">
            <text:p>Airflow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float" office:value="0">
            <text:p>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LOGIC</text:p>
          </table:table-cell>
          <table:table-cell table:style-name="ce46" office:value-type="float" office:value="12.7959064453125">
            <text:p>12.8</text:p>
          </table:table-cell>
          <table:table-cell table:style-name="ce46"/>
          <table:table-cell table:style-name="ce46" office:value-type="string">
            <text:p>Heatsink</text:p>
          </table:table-cell>
          <table:table-cell table:style-name="ce90" office:value-type="float" office:value="4">
            <text:p>4</text:p>
          </table:table-cell>
          <table:table-cell table:style-name="ce46"/>
          <table:table-cell table:style-name="ce46" office:value-type="float" office:value="250">
            <text:p>2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IO</text:p>
          </table:table-cell>
          <table:table-cell table:style-name="ce46" office:value-type="float" office:value="14.9252631020997">
            <text:p>14.93</text:p>
          </table:table-cell>
          <table:table-cell table:style-name="ce46"/>
          <table:table-cell table:style-name="ce46" office:value-type="string">
            <text:p>ThetaSA</text:p>
          </table:table-cell>
          <table:table-cell table:style-name="ce91" office:value-type="float" office:value="2.1">
            <text:p>2.10</text:p>
          </table:table-cell>
          <table:table-cell table:style-name="ce46"/>
          <table:table-cell table:style-name="ce46" office:value-type="float" office:value="500">
            <text:p>50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BRAM</text:p>
          </table:table-cell>
          <table:table-cell table:style-name="ce46" office:value-type="float" office:value="3.38259375">
            <text:p>3.38</text:p>
          </table:table-cell>
          <table:table-cell table:style-name="ce46"/>
          <table:table-cell table:style-name="ce46" office:value-type="string">
            <text:p>ThetaCS</text:p>
          </table:table-cell>
          <table:table-cell table:style-name="ce91" office:value-type="float" office:value="0.1">
            <text:p>0.10</text:p>
          </table:table-cell>
          <table:table-cell table:style-name="ce46"/>
          <table:table-cell table:style-name="ce46" office:value-type="float" office:value="750">
            <text:p>7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DCM</text:p>
          </table:table-cell>
          <table:table-cell table:style-name="ce46" office:value-type="float" office:value="0.358641">
            <text:p>0.36</text:p>
          </table:table-cell>
          <table:table-cell table:style-name="ce46"/>
          <table:table-cell table:style-name="ce46" office:value-type="string">
            <text:p>ThetaJB</text:p>
          </table:table-cell>
          <table:table-cell table:style-name="ce91" office:value-type="float" office:value="2.61">
            <text:p>2.61</text:p>
          </table:table-cell>
          <table:table-cell table:style-name="ce46"/>
          <table:table-cell table:style-name="ce46" office:value-type="string">
            <text:p>T34:T35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PLL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DSP</text:p>
          </table:table-cell>
          <table:table-cell table:style-name="ce46" office:value-type="float" office:value="6.075">
            <text:p>6.08</text:p>
          </table:table-cell>
          <table:table-cell table:style-name="ce46"/>
          <table:table-cell table:style-name="ce46" office:value-type="string">
            <text:p>bThetaSA</text:p>
          </table:table-cell>
          <table:table-cell table:style-name="ce91" office:value-type="float" office:value="2">
            <text:p>2.0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GTP</text:p>
          </table:table-cell>
          <table:table-cell table:style-name="ce46" office:value-type="float" office:value="0.9168">
            <text:p>0.92</text:p>
          </table:table-cell>
          <table:table-cell table:style-name="ce46"/>
          <table:table-cell table:style-name="ce46" office:value-type="string">
            <text:p>b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EMAC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sThetaJA</text:p>
          </table:table-cell>
          <table:table-cell table:style-name="ce91" office:value-type="float" office:value="5.1">
            <text:p>5.1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CIE</text:p>
          </table:table-cell>
          <table:table-cell table:style-name="ce79" office:value-type="float" office:value="0">
            <text:p>0</text:p>
          </table:table-cell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39207894736842">
            <text:p>1.3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PC</text:p>
          </table:table-cell>
          <table:table-cell table:style-name="ce79"/>
          <table:table-cell table:style-name="ce46"/>
          <table:table-cell table:style-name="ce46" office:value-type="string">
            <text:p>TJA-Top</text:p>
          </table:table-cell>
          <table:table-cell table:style-name="ce46" office:value-type="float" office:value="2.3">
            <text:p>2.3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TJ</text:p>
          </table:table-cell>
          <table:table-cell table:style-name="ce46" office:value-type="float" office:value="122.417836483437">
            <text:p>122.4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79253377807831">
            <text:p>1.7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1</text:p>
          </table:table-cell>
          <table:table-cell table:style-name="ce46" office:value-type="float" office:value="41.6536284125357">
            <text:p>41.65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2</text:p>
          </table:table-cell>
          <table:table-cell table:style-name="ce46" office:value-type="float" office:value="44.638705868866">
            <text:p>44.64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table:number-columns-repeated="3"/>
          <table:table-cell table:style-name="ce46" office:value-type="string">
            <text:p>Temp</text:p>
          </table:table-cell>
          <table:table-cell table:style-name="ce46" office:value-type="float" office:value="125.016388079645">
            <text:p>125.0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 table:number-rows-repeated="4">
          <table:table-cell table:style-name="ce8" table:number-columns-repeated="12"/>
          <table:table-cell table:style-name="ce79"/>
          <table:table-cell table:style-name="ce46" table:number-columns-repeated="22"/>
          <table:table-cell table:style-name="ce17"/>
          <table:table-cell table:number-columns-repeated="220"/>
        </table:table-row>
        <table:table-row table:style-name="ro1">
          <table:table-cell table:number-columns-repeated="12"/>
          <table:table-cell table:style-name="ce80"/>
          <table:table-cell table:style-name="ce84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80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3" number:min-integer-digits="0"/>
    </number:number-style>
    <number:number-style style:name="N154">
      <number:scientific-number number:decimal-places="1" number:min-integer-digits="1" number:min-exponent-digits="3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2">2007/11/02</text:date>, <text:time>12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1-02T12:51:05</dc:date>
    <meta:editing-cycles>13</meta:editing-cycles>
    <meta:editing-duration>PT16H35M26S</meta:editing-duration>
    <meta:user-defined meta:name="Info 1"/>
    <meta:user-defined meta:name="Info 2"/>
    <meta:user-defined meta:name="Info 3"/>
    <meta:user-defined meta:name="Info 4"/>
    <meta:document-statistic meta:table-count="4" meta:cell-count="1509"/>
  </office:meta>
</office:document-meta>
</file>